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40000005953D2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MRoman10-Bold-Identity-H" svg:font-family="LMRoman10-Bold-Identity-H"/>
    <style:font-face style:name="LMRoman10-Regular-Identity-H" svg:font-family="LMRoman10-Regular-Identity-H"/>
    <style:font-face style:name="LMRomanCaps10-Regular-Identity-H" svg:font-family="LMRomanCaps10-Regular-Identity-H"/>
    <style:font-face style:name="Lohit Hindi1" svg:font-family="'Lohit Hindi'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7.5854in" fo:margin-left="-0.0521in" table:align="left" style:writing-mode="lr-tb"/>
    </style:style>
    <style:style style:name="Tableau1.A" style:family="table-column">
      <style:table-column-properties style:column-width="0.8361in"/>
    </style:style>
    <style:style style:name="Tableau1.B" style:family="table-column">
      <style:table-column-properties style:column-width="1.0833in"/>
    </style:style>
    <style:style style:name="Tableau1.C" style:family="table-column">
      <style:table-column-properties style:column-width="5.666in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" style:family="table">
      <style:table-properties style:width="7.2597in" fo:margin-left="0.2438in" table:align="left" style:writing-mode="lr-tb"/>
    </style:style>
    <style:style style:name="Tableau2.A" style:family="table-column">
      <style:table-column-properties style:column-width="0.3361in"/>
    </style:style>
    <style:style style:name="Tableau2.B" style:family="table-column">
      <style:table-column-properties style:column-width="3.9972in"/>
    </style:style>
    <style:style style:name="Tableau2.C" style:family="table-column">
      <style:table-column-properties style:column-width="1.6694in"/>
    </style:style>
    <style:style style:name="Tableau2.D" style:family="table-column">
      <style:table-column-properties style:column-width="1.2569in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" style:family="table">
      <style:table-properties style:width="6.6361in" table:align="center" style:writing-mode="lr-tb"/>
    </style:style>
    <style:style style:name="Tableau14.A" style:family="table-column">
      <style:table-column-properties style:column-width="1.6236in"/>
    </style:style>
    <style:style style:name="Tableau14.B" style:family="table-column">
      <style:table-column-properties style:column-width="0.7875in"/>
    </style:style>
    <style:style style:name="Tableau14.C" style:family="table-column">
      <style:table-column-properties style:column-width="0.9035in"/>
    </style:style>
    <style:style style:name="Tableau14.D" style:family="table-column">
      <style:table-column-properties style:column-width="3.3215in"/>
    </style:style>
    <style:style style:name="Tableau14.1" style:family="table-row">
      <style:table-row-properties fo:keep-together="auto"/>
    </style:style>
    <style:style style:name="Tableau14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4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4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7" style:family="table-row">
      <style:table-row-properties fo:keep-together="always"/>
    </style:style>
    <style:style style:name="Tableau14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4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4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4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14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14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" style:family="table">
      <style:table-properties style:width="6.6361in" table:align="center" style:writing-mode="lr-tb"/>
    </style:style>
    <style:style style:name="Tableau15.A" style:family="table-column">
      <style:table-column-properties style:column-width="1.6236in"/>
    </style:style>
    <style:style style:name="Tableau15.B" style:family="table-column">
      <style:table-column-properties style:column-width="0.7875in"/>
    </style:style>
    <style:style style:name="Tableau15.C" style:family="table-column">
      <style:table-column-properties style:column-width="0.9035in"/>
    </style:style>
    <style:style style:name="Tableau15.D" style:family="table-column">
      <style:table-column-properties style:column-width="3.3215in"/>
    </style:style>
    <style:style style:name="Tableau15.1" style:family="table-row">
      <style:table-row-properties fo:keep-together="auto"/>
    </style:style>
    <style:style style:name="Tableau15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5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5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7" style:family="table-row">
      <style:table-row-properties fo:keep-together="always"/>
    </style:style>
    <style:style style:name="Tableau15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5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5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5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15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15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" style:family="table">
      <style:table-properties style:width="6.6361in" table:align="center" style:writing-mode="lr-tb"/>
    </style:style>
    <style:style style:name="Tableau4.A" style:family="table-column">
      <style:table-column-properties style:column-width="1.6236in"/>
    </style:style>
    <style:style style:name="Tableau4.B" style:family="table-column">
      <style:table-column-properties style:column-width="0.7875in"/>
    </style:style>
    <style:style style:name="Tableau4.C" style:family="table-column">
      <style:table-column-properties style:column-width="0.9035in"/>
    </style:style>
    <style:style style:name="Tableau4.D" style:family="table-column">
      <style:table-column-properties style:column-width="3.3215in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7" style:family="table-row">
      <style:table-row-properties fo:keep-together="always"/>
    </style:style>
    <style:style style:name="Tableau4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4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4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4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" style:family="table">
      <style:table-properties style:width="6.6361in" table:align="center" style:writing-mode="lr-tb"/>
    </style:style>
    <style:style style:name="Tableau5.A" style:family="table-column">
      <style:table-column-properties style:column-width="1.6236in"/>
    </style:style>
    <style:style style:name="Tableau5.B" style:family="table-column">
      <style:table-column-properties style:column-width="0.7875in"/>
    </style:style>
    <style:style style:name="Tableau5.C" style:family="table-column">
      <style:table-column-properties style:column-width="0.9035in"/>
    </style:style>
    <style:style style:name="Tableau5.D" style:family="table-column">
      <style:table-column-properties style:column-width="3.3215in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5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7" style:family="table-row">
      <style:table-row-properties fo:keep-together="always"/>
    </style:style>
    <style:style style:name="Tableau5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5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5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5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5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" style:family="table">
      <style:table-properties style:width="6.6361in" table:align="center" style:writing-mode="lr-tb"/>
    </style:style>
    <style:style style:name="Tableau6.A" style:family="table-column">
      <style:table-column-properties style:column-width="1.6236in"/>
    </style:style>
    <style:style style:name="Tableau6.B" style:family="table-column">
      <style:table-column-properties style:column-width="0.7875in"/>
    </style:style>
    <style:style style:name="Tableau6.C" style:family="table-column">
      <style:table-column-properties style:column-width="0.9035in"/>
    </style:style>
    <style:style style:name="Tableau6.D" style:family="table-column">
      <style:table-column-properties style:column-width="3.3215in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6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7" style:family="table-row">
      <style:table-row-properties fo:keep-together="always"/>
    </style:style>
    <style:style style:name="Tableau6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6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6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6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6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6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" style:family="table">
      <style:table-properties style:width="6.6361in" table:align="center" style:writing-mode="lr-tb"/>
    </style:style>
    <style:style style:name="Tableau7.A" style:family="table-column">
      <style:table-column-properties style:column-width="1.6236in"/>
    </style:style>
    <style:style style:name="Tableau7.B" style:family="table-column">
      <style:table-column-properties style:column-width="0.7875in"/>
    </style:style>
    <style:style style:name="Tableau7.C" style:family="table-column">
      <style:table-column-properties style:column-width="0.9035in"/>
    </style:style>
    <style:style style:name="Tableau7.D" style:family="table-column">
      <style:table-column-properties style:column-width="3.3215in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7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7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7" style:family="table-row">
      <style:table-row-properties fo:keep-together="always"/>
    </style:style>
    <style:style style:name="Tableau7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7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7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7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7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7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B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A1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B1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" style:family="table">
      <style:table-properties style:width="6.6361in" table:align="center" style:writing-mode="lr-tb"/>
    </style:style>
    <style:style style:name="Tableau13.A" style:family="table-column">
      <style:table-column-properties style:column-width="1.6236in"/>
    </style:style>
    <style:style style:name="Tableau13.B" style:family="table-column">
      <style:table-column-properties style:column-width="0.7875in"/>
    </style:style>
    <style:style style:name="Tableau13.C" style:family="table-column">
      <style:table-column-properties style:column-width="0.9035in"/>
    </style:style>
    <style:style style:name="Tableau13.D" style:family="table-column">
      <style:table-column-properties style:column-width="3.3215in"/>
    </style:style>
    <style:style style:name="Tableau13.1" style:family="table-row">
      <style:table-row-properties fo:keep-together="auto"/>
    </style:style>
    <style:style style:name="Tableau13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3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3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7" style:family="table-row">
      <style:table-row-properties fo:keep-together="always"/>
    </style:style>
    <style:style style:name="Tableau13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3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3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3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13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13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" style:family="table">
      <style:table-properties style:width="6.6361in" table:align="center" style:writing-mode="lr-tb"/>
    </style:style>
    <style:style style:name="Tableau12.A" style:family="table-column">
      <style:table-column-properties style:column-width="1.6236in"/>
    </style:style>
    <style:style style:name="Tableau12.B" style:family="table-column">
      <style:table-column-properties style:column-width="0.7875in"/>
    </style:style>
    <style:style style:name="Tableau12.C" style:family="table-column">
      <style:table-column-properties style:column-width="0.9035in"/>
    </style:style>
    <style:style style:name="Tableau12.D" style:family="table-column">
      <style:table-column-properties style:column-width="3.3215in"/>
    </style:style>
    <style:style style:name="Tableau12.1" style:family="table-row">
      <style:table-row-properties fo:keep-together="auto"/>
    </style:style>
    <style:style style:name="Tableau12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2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2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7" style:family="table-row">
      <style:table-row-properties fo:keep-together="always"/>
    </style:style>
    <style:style style:name="Tableau12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2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2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2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12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12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0" style:family="table">
      <style:table-properties style:width="6.6361in" table:align="center" style:writing-mode="lr-tb"/>
    </style:style>
    <style:style style:name="Tableau10.A" style:family="table-column">
      <style:table-column-properties style:column-width="1.4729in"/>
    </style:style>
    <style:style style:name="Tableau10.B" style:family="table-column">
      <style:table-column-properties style:column-width="2.9854in"/>
    </style:style>
    <style:style style:name="Tableau10.C" style:family="table-column">
      <style:table-column-properties style:column-width="2.1778in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0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0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0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0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0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0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0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1" style:family="table">
      <style:table-properties style:width="6.6361in" table:align="center" style:writing-mode="lr-tb"/>
    </style:style>
    <style:style style:name="Tableau11.A" style:family="table-column">
      <style:table-column-properties style:column-width="1.4729in"/>
    </style:style>
    <style:style style:name="Tableau11.B" style:family="table-column">
      <style:table-column-properties style:column-width="2.5819in"/>
    </style:style>
    <style:style style:name="Tableau11.C" style:family="table-column">
      <style:table-column-properties style:column-width="2.5813in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1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1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1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1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1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1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8" style:family="table">
      <style:table-properties style:width="6.6361in" table:align="center" style:writing-mode="lr-tb"/>
    </style:style>
    <style:style style:name="Tableau8.A" style:family="table-column">
      <style:table-column-properties style:column-width="1.4729in"/>
    </style:style>
    <style:style style:name="Tableau8.B" style:family="table-column">
      <style:table-column-properties style:column-width="2.7042in"/>
    </style:style>
    <style:style style:name="Tableau8.C" style:family="table-column">
      <style:table-column-properties style:column-width="2.459in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8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8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8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8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8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8.A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9" style:family="table">
      <style:table-properties style:width="6.6361in" table:align="center" style:writing-mode="lr-tb"/>
    </style:style>
    <style:style style:name="Tableau9.A" style:family="table-column">
      <style:table-column-properties style:column-width="1.4729in"/>
    </style:style>
    <style:style style:name="Tableau9.B" style:family="table-column">
      <style:table-column-properties style:column-width="2.5819in"/>
    </style:style>
    <style:style style:name="Tableau9.C" style:family="table-column">
      <style:table-column-properties style:column-width="2.5813in"/>
    </style:style>
    <style:style style:name="Tableau9.1" style:family="table-row">
      <style:table-row-properties style:min-row-height="0.1667in" fo:keep-together="auto"/>
    </style:style>
    <style:style style:name="Tableau9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9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9.2" style:family="table-row">
      <style:table-row-properties fo:keep-together="auto"/>
    </style:style>
    <style:style style:name="Tableau9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9.B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9.C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P2" style:family="paragraph" style:parent-style-name="Header">
      <style:text-properties fo:color="#ff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Recommandation">
      <style:text-properties style:font-name-asian="Arial"/>
    </style:style>
    <style:style style:name="P8" style:family="paragraph" style:parent-style-name="Recommandation">
      <style:paragraph-properties>
        <style:tab-stops>
          <style:tab-stop style:position="0.7417in"/>
        </style:tab-stops>
      </style:paragraph-properties>
    </style:style>
    <style:style style:name="P9" style:family="paragraph" style:parent-style-name="Recommandation">
      <style:text-properties fo:color="#000000" fo:font-style="italic" style:font-style-asian="italic" style:font-style-complex="italic"/>
    </style:style>
    <style:style style:name="P10" style:family="paragraph" style:parent-style-name="Recommandation">
      <style:paragraph-properties fo:margin-left="0in" fo:margin-right="0in" fo:text-indent="0in" style:auto-text-indent="false"/>
    </style:style>
    <style:style style:name="P11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000000"/>
    </style:style>
    <style:style style:name="P12" style:family="paragraph" style:parent-style-name="Recommandation">
      <style:paragraph-properties fo:margin-left="0in" fo:margin-right="0in" fo:text-indent="0in" style:auto-text-indent="false" style:snap-to-layout-grid="false">
        <style:tab-stops>
          <style:tab-stop style:position="1.7638in"/>
        </style:tab-stops>
      </style:paragraph-properties>
      <style:text-properties fo:color="#000000"/>
    </style:style>
    <style:style style:name="P13" style:family="paragraph" style:parent-style-name="Recommandation">
      <style:paragraph-properties fo:margin-left="0in" fo:margin-right="0in" fo:text-align="center" style:justify-single-word="false" fo:text-indent="0in" style:auto-text-indent="false">
        <style:tab-stops>
          <style:tab-stop style:position="1.7638in"/>
        </style:tab-stops>
      </style:paragraph-properties>
      <style:text-properties fo:color="#000000"/>
    </style:style>
    <style:style style:name="P14" style:family="paragraph" style:parent-style-name="Recommandation">
      <style:paragraph-properties fo:margin-left="0in" fo:margin-right="0in" fo:text-indent="0in" style:auto-text-indent="false" style:snap-to-layout-grid="false">
        <style:tab-stops>
          <style:tab-stop style:position="1.7638in"/>
        </style:tab-stops>
      </style:paragraph-properties>
      <style:text-properties fo:color="#000000" fo:font-weight="normal" style:font-weight-asian="normal" style:font-weight-complex="normal"/>
    </style:style>
    <style:style style:name="P15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ff0000" style:text-line-through-style="solid"/>
    </style:style>
    <style:style style:name="P16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ff0000" style:text-line-through-style="none"/>
    </style:style>
    <style:style style:name="P17" style:family="paragraph" style:parent-style-name="Liste_20_2">
      <style:paragraph-properties fo:margin-left="0in" fo:margin-right="0in" fo:text-indent="0in" style:auto-text-indent="false"/>
      <style:text-properties style:font-name="Arial" style:font-name-complex="Arial"/>
    </style:style>
    <style:style style:name="P18" style:family="paragraph" style:parent-style-name="flux">
      <style:paragraph-properties fo:margin-left="0in" fo:margin-right="0in" fo:text-indent="0in" style:auto-text-indent="false"/>
    </style:style>
    <style:style style:name="P19" style:family="paragraph" style:parent-style-name="flux">
      <style:paragraph-properties fo:margin-left="0in" fo:margin-right="0in" fo:text-indent="0in" style:auto-text-indent="false" style:snap-to-layout-grid="false"/>
    </style:style>
    <style:style style:name="P20" style:family="paragraph" style:parent-style-name="Recommandation">
      <style:paragraph-properties fo:margin-left="0.2957in" fo:margin-right="0in" fo:text-indent="0in" style:auto-text-indent="false"/>
    </style:style>
    <style:style style:name="P21" style:family="paragraph" style:parent-style-name="Recommandation">
      <style:paragraph-properties fo:margin-left="0.2957in" fo:margin-right="0in" fo:text-indent="0.2957in" style:auto-text-indent="false"/>
    </style:style>
    <style:style style:name="P22" style:family="paragraph" style:parent-style-name="Standard">
      <style:paragraph-properties fo:margin-left="0.2957in" fo:margin-right="0in" fo:text-indent="0.2957in" style:auto-text-indent="false"/>
    </style:style>
    <style:style style:name="P23" style:family="paragraph" style:parent-style-name="Heading_20_2">
      <style:paragraph-properties fo:margin-top="0.25in" fo:margin-bottom="0in" style:contextual-spacing="false"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24" style:family="paragraph" style:parent-style-name="flux">
      <style:paragraph-properties style:snap-to-layout-grid="false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Standard">
      <style:text-properties style:font-name="Arial" fo:font-size="12pt" style:font-size-asian="12pt" style:font-name-complex="Arial" style:font-size-complex="12pt"/>
    </style:style>
    <style:style style:name="P27" style:family="paragraph" style:parent-style-name="Standard">
      <style:paragraph-properties fo:text-align="justify" style:justify-single-word="false"/>
      <style:text-properties fo:color="#0000ff" style:font-name="Arial" fo:font-size="12pt" style:font-size-asian="12pt" style:font-name-complex="Arial" style:font-size-complex="12pt"/>
    </style:style>
    <style:style style:name="P28" style:family="paragraph" style:parent-style-name="Standard">
      <style:paragraph-properties fo:text-align="justify" style:justify-single-word="false">
        <style:tab-stops>
          <style:tab-stop style:position="2.4929in"/>
        </style:tab-stops>
      </style:paragraph-properties>
      <style:text-properties fo:color="#0000ff" style:font-name="Arial" style:font-name-complex="Arial"/>
    </style:style>
    <style:style style:name="P29" style:family="paragraph" style:parent-style-name="Standard">
      <style:paragraph-properties fo:text-align="justify" style:justify-single-word="false"/>
      <style:text-properties fo:color="#0000ff" style:font-name="Arial" fo:font-weight="normal" style:font-weight-asian="normal" style:font-name-complex="Arial" style:font-weight-complex="normal"/>
    </style:style>
    <style:style style:name="P30" style:family="paragraph" style:parent-style-name="Standard">
      <style:paragraph-properties>
        <style:tab-stops>
          <style:tab-stop style:position="1.861in"/>
        </style:tab-stops>
      </style:paragraph-properties>
    </style:style>
    <style:style style:name="P31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32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style:font-name="Arial" fo:font-size="12pt" style:font-size-asian="12pt" style:font-name-complex="Arial" style:font-size-complex="12pt"/>
    </style:style>
    <style:style style:name="P33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4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35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6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ff" style:font-name="Arial" fo:font-size="12pt" style:font-size-asian="12pt" style:font-name-complex="Arial" style:font-size-complex="12pt"/>
    </style:style>
    <style:style style:name="P37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ff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0" style:family="paragraph" style:parent-style-name="Text_20_body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41" style:family="paragraph" style:parent-style-name="Text_20_body">
      <style:paragraph-properties fo:text-align="center" style:justify-single-word="false" style:snap-to-layout-grid="false"/>
      <style:text-properties fo:font-weight="normal" style:font-weight-asian="normal" style:font-weight-complex="normal"/>
    </style:style>
    <style:style style:name="P42" style:family="paragraph" style:parent-style-name="Text_20_body">
      <style:text-properties style:font-name="Arial"/>
    </style:style>
    <style:style style:name="P43" style:family="paragraph" style:parent-style-name="Text_20_body">
      <style:paragraph-properties fo:margin-left="0.4917in" fo:margin-right="0in" fo:text-indent="0in" style:auto-text-indent="false"/>
    </style:style>
    <style:style style:name="P44" style:family="paragraph" style:parent-style-name="Text_20_body">
      <style:paragraph-properties fo:margin-left="0.4917in" fo:margin-right="0in" fo:text-indent="0in" style:auto-text-indent="false"/>
      <style:text-properties officeooo:paragraph-rsid="001ca5dd"/>
    </style:style>
    <style:style style:name="P45" style:family="paragraph" style:parent-style-name="Recommandation">
      <style:paragraph-properties fo:margin-left="0.1972in" fo:margin-right="0in" fo:text-indent="0in" style:auto-text-indent="false"/>
    </style:style>
    <style:style style:name="P46" style:family="paragraph" style:parent-style-name="Standard">
      <style:paragraph-properties fo:text-align="justify" style:justify-single-word="false"/>
      <style:text-properties fo:color="#0000ff" style:font-name="Arial" fo:font-weight="normal" style:font-weight-asian="normal" style:font-name-complex="Arial" style:font-weight-complex="normal"/>
    </style:style>
    <style:style style:name="P47" style:family="paragraph" style:parent-style-name="Text_20_body" style:list-style-name="WW8Num4"/>
    <style:style style:name="P48" style:family="paragraph" style:parent-style-name="Text_20_body">
      <style:text-properties style:font-name="Arial" style:font-name-asian="LMRoman10-Regular-Identity-H" style:font-name-complex="LMRoman10-Regular-Identity-H"/>
    </style:style>
    <style:style style:name="P49" style:family="paragraph" style:parent-style-name="Text_20_body" style:list-style-name="WW8Num4">
      <style:text-properties style:font-name="LMRoman10-Regular-Identity-H" fo:font-size="11pt" fo:font-weight="bold" officeooo:rsid="001ca5dd" style:font-name-asian="LMRoman10-Regular-Identity-H" style:font-size-asian="11pt" style:font-weight-asian="bold" style:font-name-complex="LMRoman10-Regular-Identity-H" style:font-size-complex="11pt" style:font-weight-complex="bold"/>
    </style:style>
    <style:style style:name="P50" style:family="paragraph" style:parent-style-name="Text_20_body">
      <style:paragraph-properties fo:margin-left="0.4917in" fo:margin-right="0in" fo:text-indent="0in" style:auto-text-indent="false"/>
      <style:text-properties fo:font-size="11pt" style:font-name-asian="LMRoman10-Regular-Identity-H" style:font-size-asian="11pt" style:font-name-complex="LMRoman10-Regular-Identity-H" style:font-size-complex="11pt"/>
    </style:style>
    <style:style style:name="P51" style:family="paragraph" style:parent-style-name="Heading_20_2" style:master-page-name="Standard">
      <style:paragraph-properties fo:margin-top="0.25in" fo:margin-bottom="0in" style:contextual-spacing="false" fo:text-align="center" style:justify-single-word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52" style:family="paragraph" style:parent-style-name="Style1"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53" style:family="paragraph" style:parent-style-name="Style1" style:list-style-name="">
      <style:paragraph-properties fo:text-align="center" style:justify-single-word="false"/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54" style:family="paragraph" style:parent-style-name="Style1">
      <style:text-properties fo:color="#ffffff" fo:font-weight="bold" style:font-weight-asian="bold" style:font-weight-complex="bold"/>
    </style:style>
    <style:style style:name="P55" style:family="paragraph" style:parent-style-name="Style1">
      <style:text-properties fo:color="#ffffff" fo:font-weight="bold" officeooo:rsid="001f1d44" officeooo:paragraph-rsid="001f1d44" style:font-weight-asian="bold" style:font-weight-complex="bold"/>
    </style:style>
    <style:style style:name="P56" style:family="paragraph" style:parent-style-name="Style1">
      <style:text-properties fo:font-style="italic" fo:font-weight="bold" style:font-style-asian="italic" style:font-weight-asian="bold" style:font-style-complex="italic" style:font-weight-complex="bold"/>
    </style:style>
    <style:style style:name="P57" style:family="paragraph" style:parent-style-name="Style1">
      <style:paragraph-properties style:snap-to-layout-grid="false"/>
      <style:text-properties fo:font-style="italic" fo:font-weight="bold" style:font-style-asian="italic" style:font-weight-asian="bold" style:font-style-complex="italic" style:font-weight-complex="bold"/>
    </style:style>
    <style:style style:name="P58" style:family="paragraph" style:parent-style-name="Style1">
      <style:text-properties fo:font-style="italic" fo:font-weight="bold" officeooo:rsid="001d1e68" officeooo:paragraph-rsid="001d1e68" style:font-style-asian="italic" style:font-weight-asian="bold" style:font-style-complex="italic" style:font-weight-complex="bold"/>
    </style:style>
    <style:style style:name="P59" style:family="paragraph" style:parent-style-name="Style1">
      <style:paragraph-properties fo:text-align="center" style:justify-single-word="false"/>
      <style:text-properties fo:font-style="italic" fo:font-weight="bold" officeooo:rsid="001d1e68" officeooo:paragraph-rsid="001d1e68" style:font-style-asian="italic" style:font-weight-asian="bold" style:font-style-complex="italic" style:font-weight-complex="bold"/>
    </style:style>
    <style:style style:name="P60" style:family="paragraph" style:parent-style-name="Style1">
      <style:text-properties fo:font-style="italic" fo:font-weight="bold" officeooo:rsid="001f1d44" officeooo:paragraph-rsid="001f1d44" style:font-style-asian="italic" style:font-weight-asian="bold" style:font-style-complex="italic" style:font-weight-complex="bold"/>
    </style:style>
    <style:style style:name="P61" style:family="paragraph" style:parent-style-name="Style1">
      <style:paragraph-properties style:snap-to-layout-grid="false"/>
      <style:text-properties fo:font-style="italic" style:font-style-asian="italic" style:font-style-complex="italic"/>
    </style:style>
    <style:style style:name="P62" style:family="paragraph" style:parent-style-name="Style1">
      <style:paragraph-properties style:snap-to-layout-grid="false"/>
    </style:style>
    <style:style style:name="P63" style:family="paragraph" style:parent-style-name="Style1">
      <style:paragraph-properties style:snap-to-layout-grid="false"/>
      <style:text-properties fo:font-style="normal" style:font-style-asian="normal" style:font-style-complex="normal"/>
    </style:style>
    <style:style style:name="P64" style:family="paragraph" style:parent-style-name="Style1">
      <style:text-properties fo:font-weight="bold" style:font-weight-asian="bold" style:font-weight-complex="bold"/>
    </style:style>
    <style:style style:name="P65" style:family="paragraph" style:parent-style-name="Style1">
      <style:paragraph-properties fo:text-align="center" style:justify-single-word="false"/>
      <style:text-properties fo:font-weight="bold" style:font-weight-asian="bold" style:font-weight-complex="bold"/>
    </style:style>
    <style:style style:name="P66" style:family="paragraph" style:parent-style-name="Style1">
      <style:paragraph-properties fo:text-align="start" style:justify-single-word="false" style:snap-to-layout-grid="false"/>
    </style:style>
    <style:style style:name="P67" style:family="paragraph" style:parent-style-name="Style1">
      <style:paragraph-properties fo:text-align="end" style:justify-single-word="false" style:snap-to-layout-grid="false"/>
    </style:style>
    <style:style style:name="P68" style:family="paragraph" style:parent-style-name="Style1">
      <style:paragraph-properties style:snap-to-layout-grid="false"/>
      <style:text-properties officeooo:rsid="001d1e68" officeooo:paragraph-rsid="001d1e68"/>
    </style:style>
    <style:style style:name="P69" style:family="paragraph" style:parent-style-name="Style1">
      <style:paragraph-properties style:snap-to-layout-grid="false"/>
      <style:text-properties officeooo:rsid="001f1d44" officeooo:paragraph-rsid="001f1d44"/>
    </style:style>
    <style:style style:name="P70" style:family="paragraph" style:parent-style-name="Chapitre1" style:list-style-name="WW8Num4">
      <style:paragraph-properties fo:break-before="page"/>
    </style:style>
    <style:style style:name="P71" style:family="paragraph" style:parent-style-name="Chapitre1">
      <style:paragraph-properties fo:margin-left="0.3945in" fo:margin-right="0in" fo:text-indent="-0.1972in" style:auto-text-indent="false"/>
    </style:style>
    <style:style style:name="P72" style:family="paragraph" style:parent-style-name="Chapitre1" style:list-style-name="WW8Num4">
      <style:paragraph-properties fo:margin-left="0.3945in" fo:margin-right="0in" fo:text-indent="-0.1972in" style:auto-text-indent="false"/>
    </style:style>
    <style:style style:name="P73" style:family="paragraph" style:parent-style-name="Chapitre1" style:list-style-name="WW8Num4">
      <style:paragraph-properties fo:margin-left="0.3945in" fo:margin-right="0in" fo:text-indent="-0.1972in" style:auto-text-indent="false"/>
      <style:text-properties officeooo:paragraph-rsid="001ca5dd"/>
    </style:style>
    <style:style style:name="P74" style:family="paragraph" style:parent-style-name="Chapitre2" style:list-style-name="WW8Num4"/>
    <style:style style:name="P75" style:family="paragraph" style:parent-style-name="Recommandation" style:list-style-name="WW8Num2">
      <style:paragraph-properties fo:margin-left="0.7417in" fo:margin-right="0in" fo:text-indent="-0.25in" style:auto-text-indent="false">
        <style:tab-stops>
          <style:tab-stop style:position="0.7417in"/>
        </style:tab-stops>
      </style:paragraph-properties>
    </style:style>
    <style:style style:name="P76" style:family="paragraph" style:parent-style-name="Recommandation">
      <style:paragraph-properties fo:margin-left="0.2957in" fo:margin-right="0in" fo:text-indent="0.2957in" style:auto-text-indent="false"/>
      <style:text-properties style:use-window-font-color="true" officeooo:rsid="001acbc0" officeooo:paragraph-rsid="001acbc0"/>
    </style:style>
    <style:style style:name="P77" style:family="paragraph" style:parent-style-name="Recommandation">
      <style:paragraph-properties fo:margin-left="0.2957in" fo:margin-right="0in" fo:text-indent="0.2957in" style:auto-text-indent="false"/>
      <style:text-properties officeooo:rsid="001acbc0" officeooo:paragraph-rsid="001acbc0"/>
    </style:style>
    <style:style style:name="P78" style:family="paragraph">
      <style:paragraph-properties fo:text-align="center" style:writing-mode="lr-tb"/>
    </style:style>
    <style:style style:name="T1" style:family="text">
      <style:text-properties officeooo:rsid="001ca5dd"/>
    </style:style>
    <style:style style:name="T2" style:family="text">
      <style:text-properties style:font-name-complex="Wide Latin"/>
    </style:style>
    <style:style style:name="T3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style="normal" style:font-style-asian="normal" style:font-style-complex="normal"/>
    </style:style>
    <style:style style:name="T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style:font-name-asian="Arial" style:font-style-asian="normal" style:font-style-complex="normal"/>
    </style:style>
    <style:style style:name="T8" style:family="text">
      <style:text-properties fo:color="#ff0000"/>
    </style:style>
    <style:style style:name="T9" style:family="text">
      <style:text-properties fo:color="#ff0000" fo:font-weight="normal" style:font-weight-asian="normal" style:font-weight-complex="normal"/>
    </style:style>
    <style:style style:name="T10" style:family="text">
      <style:text-properties fo:color="#ff0000" style:text-line-through-style="solid"/>
    </style:style>
    <style:style style:name="T11" style:family="text">
      <style:text-properties fo:color="#ff0000" fo:font-style="normal" fo:font-weight="normal" officeooo:rsid="00253251" style:font-style-asian="normal" style:font-weight-asian="normal" style:font-style-complex="normal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use-window-font-color="true" fo:font-style="normal" fo:font-weight="normal" officeooo:rsid="001acbc0" style:font-style-asian="normal" style:font-weight-asian="normal" style:font-style-complex="normal" style:font-weight-complex="normal"/>
    </style:style>
    <style:style style:name="T15" style:family="text">
      <style:text-properties style:use-window-font-color="true" fo:font-style="normal" fo:font-weight="normal" officeooo:rsid="00253251" style:font-style-asian="normal" style:font-weight-asian="normal" style:font-style-complex="normal" style:font-weight-complex="normal"/>
    </style:style>
    <style:style style:name="T16" style:family="text">
      <style:text-properties fo:font-size="11pt" fo:font-weight="bold" style:font-size-asian="11pt" style:font-weight-asian="bold" style:font-size-complex="11pt" style:font-weight-complex="bold"/>
    </style:style>
    <style:style style:name="T17" style:family="text">
      <style:text-properties fo:font-size="11pt" fo:font-weight="bold" style:font-name-asian="LMRoman10-Bold-Identity-H" style:font-size-asian="11pt" style:font-weight-asian="bold" style:font-name-complex="LMRoman10-Bold-Identity-H" style:font-size-complex="11pt" style:font-weight-complex="bold"/>
    </style:style>
    <style:style style:name="T18" style:family="text">
      <style:text-properties fo:font-size="11pt" fo:font-weight="bold" officeooo:rsid="001ca5dd" style:font-name-asian="LMRoman10-Regular-Identity-H" style:font-size-asian="11pt" style:font-weight-asian="bold" style:font-name-complex="LMRoman10-Regular-Identity-H" style:font-size-complex="11pt" style:font-weight-complex="bold"/>
    </style:style>
    <style:style style:name="T19" style:family="text">
      <style:text-properties fo:font-size="11pt" style:font-name-asian="LMRoman10-Regular-Identity-H" style:font-size-asian="11pt" style:font-name-complex="LMRoman10-Regular-Identity-H" style:font-size-complex="11pt"/>
    </style:style>
    <style:style style:name="T20" style:family="text">
      <style:text-properties fo:font-size="11pt" officeooo:rsid="001ca5dd" style:font-name-asian="LMRoman10-Regular-Identity-H" style:font-size-asian="11pt" style:font-name-complex="LMRoman10-Regular-Identity-H" style:font-size-complex="11pt"/>
    </style:style>
    <style:style style:name="T21" style:family="text">
      <style:text-properties style:font-name-asian="LMRomanCaps10-Regular-Identity-H" style:font-name-complex="LMRomanCaps10-Regular-Identity-H"/>
    </style:style>
    <style:style style:name="T22" style:family="text">
      <style:text-properties officeooo:rsid="00219573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23"/>
      <text:p text:style-name="P23"/>
      <text:p text:style-name="P23"/>
      <text:p text:style-name="P23"/>
      <text:p text:style-name="P23">SPECIFICATION TECHNIQUE DE BESOIN</text:p>
      <text:p text:style-name="P26"/>
      <text:p text:style-name="P27"/>
      <text:p text:style-name="P27"/>
      <text:p text:style-name="P27"/>
      <text:p text:style-name="P27"/>
      <text:p text:style-name="P31"/>
      <text:p text:style-name="P34"/>
      <text:p text:style-name="P32"><text:span text:style-name="T5">Version :<text:tab/><text:tab/></text:span><text:span text:style-name="T14">0.9</text:span></text:p>
      <text:p text:style-name="P34"/>
      <text:p text:style-name="P32"><text:span text:style-name="T5">Date :<text:tab/><text:tab/><text:tab/></text:span><text:span text:style-name="T15">10/01/2013</text:span></text:p>
      <text:p text:style-name="P36"/>
      <text:p text:style-name="P32"><text:span text:style-name="T5">Rédigé par :</text:span><text:span text:style-name="T6"><text:tab/><text:tab/></text:span><text:span text:style-name="T6">Giovanni Huet, Romain Pignard</text:span></text:p>
      <text:p text:style-name="P35"/>
      <text:p text:style-name="P32"><text:span text:style-name="T5">Relu par :</text:span><text:span text:style-name="T6"><text:tab/><text:tab/></text:span><text:span text:style-name="T9">&lt; nom des membres du projet ayant relu le document&gt;</text:span></text:p>
      <text:p text:style-name="P34"/>
      <text:p text:style-name="P32"><text:span text:style-name="T5">Approuvé par :<text:tab/></text:span><text:span text:style-name="T9">&lt; nom de l’enseignant responsable du suivi&gt;</text:span></text:p>
      <text:p text:style-name="P34"/>
      <text:p text:style-name="P33"><text:span text:style-name="T7"><text:s text:c="25"/></text:span><text:span text:style-name="T4">Signature :</text:span><text:span text:style-name="T8"><text:tab/>&lt;signature de l’enseignant&gt;</text:span></text:p>
      <text:p text:style-name="P37"/>
      <text:p text:style-name="P37"/>
      <text:p text:style-name="P37"/>
      <text:p text:style-name="P37"/>
      <text:p text:style-name="P27"/>
      <text:p text:style-name="P29"/>
      <text:p text:style-name="P29"/>
      <text:p text:style-name="P29"/>
      <text:p text:style-name="P29"/>
      <text:p text:style-name="P29"/>
      <text:p text:style-name="P6"/>
      <text:p text:style-name="P25"/>
      <text:p text:style-name="P25">MISES A JOUR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9">Version</text:p>
          </table:table-cell>
          <table:table-cell table:style-name="Tableau1.A1" office:value-type="string">
            <text:p text:style-name="P39">Date</text:p>
          </table:table-cell>
          <table:table-cell table:style-name="Tableau1.C1" office:value-type="string">
            <text:p text:style-name="P39">Modifications réalisées</text:p>
          </table:table-cell>
        </table:table-row>
        <table:table-row table:style-name="Tableau1.1">
          <table:table-cell table:style-name="Tableau1.A1" office:value-type="string">
            <text:p text:style-name="P38">0.1</text:p>
          </table:table-cell>
          <table:table-cell table:style-name="Tableau1.A1" office:value-type="string">
            <text:p text:style-name="P38">26/11/12</text:p>
          </table:table-cell>
          <table:table-cell table:style-name="Tableau1.C1" office:value-type="string">
            <text:p text:style-name="P38">Création</text:p>
          </table:table-cell>
        </table:table-row>
        <table:table-row table:style-name="Tableau1.1">
          <table:table-cell table:style-name="Tableau1.A1" office:value-type="string">
            <text:p text:style-name="P41">0.9</text:p>
          </table:table-cell>
          <table:table-cell table:style-name="Tableau1.A1" office:value-type="string">
            <text:p text:style-name="P41">02/01/13</text:p>
          </table:table-cell>
          <table:table-cell table:style-name="Tableau1.C1" office:value-type="string">
            <text:p text:style-name="P41">Ajout des cas d'utilisation</text:p>
          </table:table-cell>
        </table:table-row>
        <table:table-row table:style-name="Tableau1.1">
          <table:table-cell table:style-name="Tableau1.A1" office:value-type="string">
            <text:p text:style-name="P40"/>
          </table:table-cell>
          <table:table-cell table:style-name="Tableau1.A1" office:value-type="string">
            <text:p text:style-name="P40"/>
          </table:table-cell>
          <table:table-cell table:style-name="Tableau1.C1" office:value-type="string">
            <text:p text:style-name="P40"/>
          </table:table-cell>
        </table:table-row>
        <table:table-row table:style-name="Tableau1.1">
          <table:table-cell table:style-name="Tableau1.A1" office:value-type="string">
            <text:p text:style-name="P40"/>
          </table:table-cell>
          <table:table-cell table:style-name="Tableau1.A1" office:value-type="string">
            <text:p text:style-name="P40"/>
          </table:table-cell>
          <table:table-cell table:style-name="Tableau1.C1" office:value-type="string">
            <text:p text:style-name="P40"/>
          </table:table-cell>
        </table:table-row>
      </table:table>
      <text:p text:style-name="Standard"/>
      <text:list xml:id="list42224328" text:style-name="WW8Num4">
        <text:list-item>
          <text:h text:style-name="P70" text:outline-level="1">Objet :</text:h>
          <text:p text:style-name="P47"/>
        </text:list-item>
      </text:list>
      <text:p text:style-name="P42">Ce projet propose la mise en place de solutions cryptographiques pour sécuriser les données</text:p>
      <text:p text:style-name="P42">qu’un utilisateur place sur un réseau social au moyen d’authentifications fortes.</text:p>
      <text:p text:style-name="P42">Il s’agirait donc ici de développer une extension pour le logiciel Mozilla Firefox permettant à l’utilisateur</text:p>
      <text:p text:style-name="P42">de gérer le chiffrement de ses données sur le réseau social Facebook. Cette extension utilisera</text:p>
      <text:p text:style-name="P42">une application Java pour assurer les traitements lourds. Pour gérer l’authentification forte, cette</text:p>
      <text:p text:style-name="P42">application dialoguerait avec une carte à puce qui contiendrait les données sensibles de l’utilisateur</text:p>
      <text:p text:style-name="P42">(login/mot de passe), clef privée, ...</text:p>
      <text:p text:style-name="P42">Le dialogue avec cette carte à puce se fera par l’intermédiaire d’un client Java.</text:p>
      <text:p text:style-name="P42">Ce projet est une fusion de deux projets :</text:p>
      <text:p text:style-name="P42">– Étude et mise en oeuvre de solutions d’authentifications et de signatures par cartes à puce,</text:p>
      <text:p text:style-name="P42">proposé par Magali <text:span text:style-name="T21">Bardet </text:span>;</text:p>
      <text:p text:style-name="P42">– Solutions cryptographiques pour les réseaux sociaux, proposé par Ayoub <text:span text:style-name="T21">Otmani </text:span>;</text:p>
      <text:p text:style-name="P42">Étant un projet universitaire, ce travail a pour but de nous apprendre à gérer un projet, de sa partie</text:p>
      <text:p text:style-name="P42">analyse jusqu’à sa complète réalisation. Pour cette même raison, le projet devra être impérativement</text:p>
      <text:p text:style-name="P48">terminé avant le 04 mars 2013.</text:p>
      <text:p text:style-name="Standard"/>
      <text:p text:style-name="Standard"/>
      <text:list xml:id="list42262909" text:continue-numbering="true" text:style-name="WW8Num4">
        <text:list-item>
          <text:h text:style-name="P72" text:outline-level="1">Documents applicables et de référence</text:h>
        </text:list-item>
      </text:list>
      <text:p text:style-name="P45"/>
      <text:p text:style-name="Text_20_body"><text:s/>Intitulé des sujets du projet ;</text:p>
      <text:list xml:id="list42285013" text:continue-numbering="true" text:style-name="WW8Num4">
        <text:list-item>
          <text:h text:style-name="P73" text:outline-level="1">Terminologie et sigles utilisés</text:h>
          <text:p text:style-name="P49"/>
        </text:list-item>
      </text:list>
      <text:p text:style-name="P43"><text:span text:style-name="T16">CdR : </text:span><text:span text:style-name="T19">Cahier de Recettes ;</text:span></text:p>
      <text:p text:style-name="P44"><text:span text:style-name="T18">AdR</text:span><text:span text:style-name="T20"> : Analyse des Risques</text:span></text:p>
      <text:p text:style-name="P43"><text:span text:style-name="T16">DAL : </text:span><text:span text:style-name="T19">Document d’Architecture Logicielle ;</text:span></text:p>
      <text:p text:style-name="P43"><text:span text:style-name="T16">PdD : </text:span><text:span text:style-name="T19">Plan de développement ;</text:span></text:p>
      <text:p text:style-name="P43"><text:span text:style-name="T16">STB : </text:span><text:span text:style-name="T19">Spécification Technique de Besoins ;</text:span></text:p>
      <text:p text:style-name="P43"><text:span text:style-name="T16">SC : </text:span><text:span text:style-name="T19">SmartCards, relatif au sous-projet sur les cartes à puce ;</text:span></text:p>
      <text:p text:style-name="P43"><text:span text:style-name="T16">SSN : </text:span><text:span text:style-name="T19">Secure Social Network, relatif au sous-projet sur la sécurisation d’un réseau social</text:span></text:p>
      <text:p text:style-name="P43"><text:span text:style-name="T16">IHM : </text:span><text:span text:style-name="T19">Interface homme-machine, (interface graphique) ;</text:span></text:p>
      <text:p text:style-name="P43"><text:span text:style-name="T16">SoftCard : </text:span><text:span text:style-name="T19">application qui assure un passerelle entre le lecteur de carte et l’ordinateur ;</text:span></text:p>
      <text:p text:style-name="P43"><text:span text:style-name="T17">Extension : </text:span><text:span text:style-name="T19">programme incorporé dans le navigateur.</text:span></text:p>
      <text:p text:style-name="P50"/>
      <text:list xml:id="list42275356" text:continue-numbering="true" text:style-name="WW8Num4">
        <text:list-item>
          <text:h text:style-name="P72" text:outline-level="1"><text:soft-page-break/>Exigences fonctionnelles</text:h>
          <text:list>
            <text:list-item>
              <text:h text:style-name="P74" text:outline-level="2">Présentation de la mission du produit logiciel</text:h>
            </text:list-item>
          </text:list>
        </text:list-item>
      </text:list>
      <text:p text:style-name="P10"/>
      <text:p text:style-name="Recommandation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3">Id</text:p>
          </table:table-cell>
          <table:table-cell table:style-name="Tableau2.A1" office:value-type="string">
            <text:p text:style-name="P13">Intitulé</text:p>
          </table:table-cell>
          <table:table-cell table:style-name="Tableau2.A1" office:value-type="string">
            <text:p text:style-name="P13">Acteur(s)</text:p>
          </table:table-cell>
          <table:table-cell table:style-name="Tableau2.D1" office:value-type="string">
            <text:p text:style-name="P13">Priorité</text:p>
          </table:table-cell>
        </table:table-row>
        <table:table-row table:style-name="Tableau2.1">
          <table:table-cell table:style-name="Tableau2.A1" office:value-type="string">
            <text:p text:style-name="P11">1</text:p>
          </table:table-cell>
          <table:table-cell table:style-name="Tableau2.A1" office:value-type="string">
            <text:p text:style-name="P9">Attribution d'une nouvelle carte à un utilisateur.</text:p>
            <text:p text:style-name="P9"/>
          </table:table-cell>
          <table:table-cell table:style-name="Tableau2.A1" office:value-type="string">
            <text:p text:style-name="P9">Administrateur, Utilisateur</text:p>
          </table:table-cell>
          <table:table-cell table:style-name="Tableau2.D1" office:value-type="string">
            <text:p text:style-name="P9">Indispensable</text:p>
          </table:table-cell>
        </table:table-row>
        <table:table-row table:style-name="Tableau2.1">
          <table:table-cell table:style-name="Tableau2.A1" office:value-type="string">
            <text:p text:style-name="P11">2</text:p>
          </table:table-cell>
          <table:table-cell table:style-name="Tableau2.A1" office:value-type="string">
            <text:p text:style-name="P11">Authentification d'un utilisateur.</text:p>
          </table:table-cell>
          <table:table-cell table:style-name="Tableau2.A1" office:value-type="string">
            <text:p text:style-name="P11">Utilisateur</text:p>
          </table:table-cell>
          <table:table-cell table:style-name="Tableau2.D1" office:value-type="string">
            <text:p text:style-name="P11">Indispensable</text:p>
          </table:table-cell>
        </table:table-row>
        <table:table-row table:style-name="Tableau2.1">
          <table:table-cell table:style-name="Tableau2.A1" office:value-type="string">
            <text:p text:style-name="P11">3</text:p>
          </table:table-cell>
          <table:table-cell table:style-name="Tableau2.A1" office:value-type="string">
            <text:p text:style-name="P11">Signature d'un document.</text:p>
          </table:table-cell>
          <table:table-cell table:style-name="Tableau2.A1" office:value-type="string">
            <text:p text:style-name="P11">Utilisateur</text:p>
          </table:table-cell>
          <table:table-cell table:style-name="Tableau2.D1" office:value-type="string">
            <text:p text:style-name="P11">Indispensable</text:p>
          </table:table-cell>
        </table:table-row>
        <table:table-row table:style-name="Tableau2.1">
          <table:table-cell table:style-name="Tableau2.A1" office:value-type="string">
            <text:p text:style-name="P12">4</text:p>
          </table:table-cell>
          <table:table-cell table:style-name="Tableau2.A1" office:value-type="string">
            <text:p text:style-name="P12">Administration des cartes. <text:line-break/></text:p>
          </table:table-cell>
          <table:table-cell table:style-name="Tableau2.A1" office:value-type="string">
            <text:p text:style-name="P12">Manager</text:p>
          </table:table-cell>
          <table:table-cell table:style-name="Tableau2.D1" office:value-type="string">
            <text:p text:style-name="P15">Important</text:p>
            <text:p text:style-name="P16">Secondaire</text:p>
          </table:table-cell>
        </table:table-row>
        <table:table-row table:style-name="Tableau2.1">
          <table:table-cell table:style-name="Tableau2.A1" office:value-type="string">
            <text:p text:style-name="P14">5</text:p>
          </table:table-cell>
          <table:table-cell table:style-name="Tableau2.A1" office:value-type="string">
            <text:p text:style-name="P12">Visualisation du journal d'accès</text:p>
          </table:table-cell>
          <table:table-cell table:style-name="Tableau2.A1" office:value-type="string">
            <text:p text:style-name="P12">Manager</text:p>
          </table:table-cell>
          <table:table-cell table:style-name="Tableau2.D1" office:value-type="string">
            <text:p text:style-name="P12"><text:span text:style-name="T10">Secondaire</text:span><text:line-break/>Optionnel</text:p>
          </table:table-cell>
        </table:table-row>
      </table:table>
      <text:p text:style-name="P17"/>
      <text:p text:style-name="P17"/>
      <text:p text:style-name="Recommandation"/>
      <text:p text:style-name="Recommandation"/>
      <text:list xml:id="list42264990" text:continue-numbering="true" text:style-name="WW8Num4">
        <text:list-item>
          <text:list>
            <text:list-item>
              <text:h text:style-name="P74" text:outline-level="2">&lt;Cas d’utilisation C1&gt; <text:s/></text:h>
            </text:list-item>
          </text:list>
        </text:list-item>
      </text:list>
      <text:p text:style-name="Recommandation"/>
      <text:p text:style-name="P8">Chaque cas devra faire l’objet d’un paragraphe contenant une description détaillée sous forme de fiche servant de référence pour le projet. Les fiches pourront être complétées et mises à jour pendant le développement en fonction des exigences nouvelles ou des évolutions demandées par le client.</text:p>
      <text:p text:style-name="P20"/>
      <text:p text:style-name="P21"/>
      <text:p text:style-name="Recommandation">Le paragraphe sera complété par la liste des exigences fonctionnelles applicables au logiciel pour la fonction considérée en associant un numéro à chaque exigence.</text:p>
      <text:p text:style-name="Recommandation"/>
      <text:p text:style-name="P21">Chaque fiche pourra respecter le modèle suivant :</text:p>
      <text:p text:style-name="P21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row table:style-name="Tableau14.1">
          <table:table-cell table:style-name="Tableau14.A1" table:number-columns-spanned="2" office:value-type="string">
            <text:list xml:id="list42227257" text:style-name="WW8Num5">
              <text:list-header>
                <text:p text:style-name="P52">Nom : C1</text:p>
              </text:list-header>
            </text:list>
          </table:table-cell>
          <table:covered-table-cell/>
          <table:table-cell table:style-name="Tableau14.C1" table:number-columns-spanned="2" office:value-type="string">
            <text:list xml:id="list42268061" text:continue-numbering="true" text:style-name="WW8Num5">
              <text:list-header>
                <text:p text:style-name="P54">Authentification mutuelle SmartCard ↔ SoftCard + établissement d'une clef de session.</text:p>
              </text:list-header>
            </text:list>
          </table:table-cell>
          <table:covered-table-cell/>
        </table:table-row>
        <table:table-row table:style-name="Tableau14.1">
          <table:table-cell table:style-name="Tableau14.A2" table:number-columns-spanned="2" office:value-type="string">
            <text:list xml:id="list42273259" text:continue-numbering="true" text:style-name="WW8Num5">
              <text:list-header>
                <text:p text:style-name="P56">Acteurs concernés  </text:p>
              </text:list-header>
            </text:list>
          </table:table-cell>
          <table:covered-table-cell/>
          <table:table-cell table:style-name="Tableau14.C2" table:number-columns-spanned="2" office:value-type="string">
            <text:list xml:id="list42276125" text:continue-numbering="true" text:style-name="WW8Num5">
              <text:list-header>
                <text:p text:style-name="P62">SmartCard, SoftCard</text:p>
              </text:list-header>
            </text:list>
          </table:table-cell>
          <table:covered-table-cell/>
        </table:table-row>
        <table:table-row table:style-name="Tableau14.1">
          <table:table-cell table:style-name="Tableau14.A3" table:number-columns-spanned="2" office:value-type="string">
            <text:list xml:id="list42272875" text:continue-numbering="true" text:style-name="WW8Num5">
              <text:list-header>
                <text:p text:style-name="P56">Description </text:p>
              </text:list-header>
            </text:list>
          </table:table-cell>
          <table:covered-table-cell/>
          <table:table-cell table:style-name="Tableau14.C3" table:number-columns-spanned="2" office:value-type="string">
            <text:list xml:id="list42264647" text:continue-numbering="true" text:style-name="WW8Num5">
              <text:list-header>
                <text:p text:style-name="P62">SmartCard et SoftCard s'authentifient mutuellement</text:p>
                <text:p text:style-name="Style1"/>
              </text:list-header>
            </text:list>
          </table:table-cell>
          <table:covered-table-cell/>
        </table:table-row>
        <table:table-row table:style-name="Tableau14.1">
          <table:table-cell table:style-name="Tableau14.A4" table:number-columns-spanned="2" office:value-type="string">
            <text:list xml:id="list42267153" text:continue-numbering="true" text:style-name="WW8Num5">
              <text:list-header>
                <text:p text:style-name="P56">Pré-conditions </text:p>
              </text:list-header>
            </text:list>
          </table:table-cell>
          <table:covered-table-cell/>
          <table:table-cell table:style-name="Tableau14.C4" table:number-columns-spanned="2" office:value-type="string">
            <text:list xml:id="list42275975" text:continue-numbering="true" text:style-name="WW8Num5">
              <text:list-header>
                <text:p text:style-name="P63">Les deux sont configurés pour interagir et la carte est dans le lecteur</text:p>
              </text:list-header>
            </text:list>
          </table:table-cell>
          <table:covered-table-cell/>
        </table:table-row>
        <table:table-row table:style-name="Tableau14.1">
          <table:table-cell table:style-name="Tableau14.A5" table:number-columns-spanned="2" office:value-type="string">
            <text:list xml:id="list42269141" text:continue-numbering="true" text:style-name="WW8Num5">
              <text:list-header>
                <text:p text:style-name="P56">Événements déclenchant</text:p>
              </text:list-header>
            </text:list>
          </table:table-cell>
          <table:covered-table-cell/>
          <table:table-cell table:style-name="Tableau14.C5" table:number-columns-spanned="2" office:value-type="string">
            <text:list xml:id="list42270537" text:continue-numbering="true" text:style-name="WW8Num5">
              <text:list-header>
                <text:p text:style-name="P62">SoftCard a besoin d'utiliser SmartCard</text:p>
              </text:list-header>
            </text:list>
          </table:table-cell>
          <table:covered-table-cell/>
        </table:table-row>
        <table:table-row table:style-name="Tableau14.1">
          <table:table-cell table:style-name="Tableau14.A6" table:number-columns-spanned="2" office:value-type="string">
            <text:list xml:id="list42286208" text:continue-numbering="true" text:style-name="WW8Num5">
              <text:list-header>
                <text:p text:style-name="P56">Conditions d’arrêt </text:p>
              </text:list-header>
            </text:list>
          </table:table-cell>
          <table:covered-table-cell/>
          <table:table-cell table:style-name="Tableau14.C6" table:number-columns-spanned="2" office:value-type="string">
            <text:list xml:id="list42275612" text:continue-numbering="true" text:style-name="WW8Num5">
              <text:list-header>
                <text:p text:style-name="P62">L'authentification a réussi ou a échoué.</text:p>
                <text:p text:style-name="Style1"/>
              </text:list-header>
            </text:list>
          </table:table-cell>
          <table:covered-table-cell/>
        </table:table-row>
        <table:table-row table:style-name="Tableau14.7">
          <table:table-cell table:style-name="Tableau14.A7" table:number-columns-spanned="4" office:value-type="string">
            <text:list xml:id="list42287039" text:continue-numbering="true" text:style-name="WW8Num5">
              <text:list-header>
                <text:p text:style-name="P64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14.1">
          <table:table-cell table:style-name="Tableau14.A8" table:number-columns-spanned="3" office:value-type="string">
            <text:list xml:id="list42260188" text:continue-numbering="true" text:style-name="WW8Num5">
              <text:list-header>
                <text:p text:style-name="P65">Acteur(s)</text:p>
              </text:list-header>
            </text:list>
          </table:table-cell>
          <table:covered-table-cell/>
          <table:covered-table-cell/>
          <table:table-cell table:style-name="Tableau14.D8" office:value-type="string">
            <text:list xml:id="list42266405" text:continue-numbering="true" text:style-name="WW8Num5">
              <text:list-header>
                <text:p text:style-name="P65">Système </text:p>
              </text:list-header>
            </text:list>
          </table:table-cell>
        </table:table-row>
        <table:table-row table:style-name="Tableau14.1">
          <table:table-cell table:style-name="Tableau14.A9" table:number-columns-spanned="3" office:value-type="string">
            <text:p text:style-name="P24">1. SoftCard envoie une clé de session chiffrée par la clef partagée avec SmartCard.</text:p>
            <text:p text:style-name="P24"/>
            <text:p text:style-name="P19">3. SoftCard déchiffre le message de SmartCard et vérifie que l'identité est valide.</text:p>
            <text:p text:style-name="flux"/>
          </table:table-cell>
          <table:covered-table-cell/>
          <table:covered-table-cell/>
          <table:table-cell table:style-name="Tableau14.D9" office:value-type="string">
            <text:p text:style-name="P19">2. SmartCard déchiffre la clé de session avec la clé partagée et renvoie l'identité chiffrée de l'utilisateur.</text:p>
          </table:table-cell>
        </table:table-row>
        <table:table-row table:style-name="Tableau14.7">
          <table:table-cell table:style-name="Tableau14.A10" office:value-type="string">
            <text:list xml:id="list42282845" text:continue-numbering="true" text:style-name="WW8Num5">
              <text:list-header>
                <text:p text:style-name="P56">Flots secondaires :</text:p>
              </text:list-header>
            </text:list>
          </table:table-cell>
          <table:table-cell table:style-name="Tableau14.B10" table:number-columns-spanned="3" office:value-type="string">
            <text:list xml:id="list42282421" text:continue-numbering="true" text:style-name="WW8Num5">
              <text:list-header>
                <text:p text:style-name="P62">L'utilisateur doit se faire remettre, par l'administrateur, une carte valide.</text:p>
              </text:list-header>
            </text:list>
          </table:table-cell>
          <table:covered-table-cell/>
          <table:covered-table-cell/>
        </table:table-row>
        <table:table-row table:style-name="Tableau14.1">
          <table:table-cell table:style-name="Tableau14.A11" office:value-type="string">
            <text:list xml:id="list42280739" text:continue-numbering="true" text:style-name="WW8Num5">
              <text:list-header>
                <text:p text:style-name="P56">Flots d’exception :</text:p>
              </text:list-header>
            </text:list>
          </table:table-cell>
          <table:table-cell table:style-name="Tableau14.B11" table:number-columns-spanned="3" office:value-type="string">
            <text:list xml:id="list42273060" text:continue-numbering="true" text:style-name="WW8Num5">
              <text:list-header>
                <text:p text:style-name="P61">Échec de l'authentification mutuelle. La carte ne fait rien.</text:p>
              </text:list-header>
            </text:list>
          </table:table-cell>
          <table:covered-table-cell/>
          <table:covered-table-cell/>
        </table:table-row>
      </table:table>
      <text:p text:style-name="P22"><text:soft-page-break/></text:p>
      <text:p text:style-name="P21"/>
      <text:p text:style-name="P20"/>
      <text:p text:style-name="P76">SmartCard et SoftCard s'authentifient mutuellement grâce un secret partage et établissent une clé de session pour communiquer de manière sécurisée. 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row table:style-name="Tableau15.1">
          <table:table-cell table:style-name="Tableau15.A1" table:number-columns-spanned="2" office:value-type="string">
            <text:list xml:id="list42284338" text:continue-numbering="true" text:style-name="WW8Num5">
              <text:list-header>
                <text:p text:style-name="P52">Nom : C2</text:p>
              </text:list-header>
            </text:list>
          </table:table-cell>
          <table:covered-table-cell/>
          <table:table-cell table:style-name="Tableau15.C1" table:number-columns-spanned="2" office:value-type="string">
            <text:list xml:id="list42255372" text:continue-numbering="true" text:style-name="WW8Num5">
              <text:list-header>
                <text:p text:style-name="P54">Authentification mutuelle SoftCard ↔ BP</text:p>
              </text:list-header>
            </text:list>
          </table:table-cell>
          <table:covered-table-cell/>
        </table:table-row>
        <table:table-row table:style-name="Tableau15.1">
          <table:table-cell table:style-name="Tableau15.A2" table:number-columns-spanned="2" office:value-type="string">
            <text:list xml:id="list42271479" text:continue-numbering="true" text:style-name="WW8Num5">
              <text:list-header>
                <text:p text:style-name="P56">Acteurs concernés  </text:p>
              </text:list-header>
            </text:list>
          </table:table-cell>
          <table:covered-table-cell/>
          <table:table-cell table:style-name="Tableau15.C2" table:number-columns-spanned="2" office:value-type="string">
            <text:list xml:id="list42260103" text:continue-numbering="true" text:style-name="WW8Num5">
              <text:list-header>
                <text:p text:style-name="P62">SmartCard, BP</text:p>
              </text:list-header>
            </text:list>
          </table:table-cell>
          <table:covered-table-cell/>
        </table:table-row>
        <table:table-row table:style-name="Tableau15.1">
          <table:table-cell table:style-name="Tableau15.A3" table:number-columns-spanned="2" office:value-type="string">
            <text:list xml:id="list42267347" text:continue-numbering="true" text:style-name="WW8Num5">
              <text:list-header>
                <text:p text:style-name="P56">Description </text:p>
              </text:list-header>
            </text:list>
          </table:table-cell>
          <table:covered-table-cell/>
          <table:table-cell table:style-name="Tableau15.C3" table:number-columns-spanned="2" office:value-type="string">
            <text:list xml:id="list42287402" text:continue-numbering="true" text:style-name="WW8Num5">
              <text:list-header>
                <text:p text:style-name="P62">SoftCard et BP s'authentifient mutuellement</text:p>
                <text:p text:style-name="Style1"/>
              </text:list-header>
            </text:list>
          </table:table-cell>
          <table:covered-table-cell/>
        </table:table-row>
        <table:table-row table:style-name="Tableau15.1">
          <table:table-cell table:style-name="Tableau15.A4" table:number-columns-spanned="2" office:value-type="string">
            <text:list xml:id="list42267619" text:continue-numbering="true" text:style-name="WW8Num5">
              <text:list-header>
                <text:p text:style-name="P56">Pré-conditions </text:p>
              </text:list-header>
            </text:list>
          </table:table-cell>
          <table:covered-table-cell/>
          <table:table-cell table:style-name="Tableau15.C4" table:number-columns-spanned="2" office:value-type="string">
            <text:list xml:id="list42282027" text:continue-numbering="true" text:style-name="WW8Num5">
              <text:list-header>
                <text:p text:style-name="P63">Les deux sont configurés pour interagir </text:p>
              </text:list-header>
            </text:list>
          </table:table-cell>
          <table:covered-table-cell/>
        </table:table-row>
        <table:table-row table:style-name="Tableau15.1">
          <table:table-cell table:style-name="Tableau15.A5" table:number-columns-spanned="2" office:value-type="string">
            <text:list xml:id="list42259687" text:continue-numbering="true" text:style-name="WW8Num5">
              <text:list-header>
                <text:p text:style-name="P56">Evénements déclenchants</text:p>
              </text:list-header>
            </text:list>
          </table:table-cell>
          <table:covered-table-cell/>
          <table:table-cell table:style-name="Tableau15.C5" table:number-columns-spanned="2" office:value-type="string">
            <text:list xml:id="list42261802" text:continue-numbering="true" text:style-name="WW8Num5">
              <text:list-header>
                <text:p text:style-name="P62">BP a besoin d'utiliser SoftCard</text:p>
              </text:list-header>
            </text:list>
          </table:table-cell>
          <table:covered-table-cell/>
        </table:table-row>
        <table:table-row table:style-name="Tableau15.1">
          <table:table-cell table:style-name="Tableau15.A6" table:number-columns-spanned="2" office:value-type="string">
            <text:list xml:id="list42276726" text:continue-numbering="true" text:style-name="WW8Num5">
              <text:list-header>
                <text:p text:style-name="P56">Conditions d’arrêt </text:p>
              </text:list-header>
            </text:list>
          </table:table-cell>
          <table:covered-table-cell/>
          <table:table-cell table:style-name="Tableau15.C6" table:number-columns-spanned="2" office:value-type="string">
            <text:list xml:id="list42278918" text:continue-numbering="true" text:style-name="WW8Num5">
              <text:list-header>
                <text:p text:style-name="P62">L'authentification a réussi ou échoué.</text:p>
                <text:p text:style-name="Style1"/>
              </text:list-header>
            </text:list>
          </table:table-cell>
          <table:covered-table-cell/>
        </table:table-row>
        <table:table-row table:style-name="Tableau15.7">
          <table:table-cell table:style-name="Tableau15.A7" table:number-columns-spanned="4" office:value-type="string">
            <text:list xml:id="list42274285" text:continue-numbering="true" text:style-name="WW8Num5">
              <text:list-header>
                <text:p text:style-name="P64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15.1">
          <table:table-cell table:style-name="Tableau15.A8" table:number-columns-spanned="3" office:value-type="string">
            <text:list xml:id="list42263459" text:continue-numbering="true" text:style-name="WW8Num5">
              <text:list-header>
                <text:p text:style-name="P65">Acteur(s)</text:p>
              </text:list-header>
            </text:list>
          </table:table-cell>
          <table:covered-table-cell/>
          <table:covered-table-cell/>
          <table:table-cell table:style-name="Tableau15.D8" office:value-type="string">
            <text:list xml:id="list42279350" text:continue-numbering="true" text:style-name="WW8Num5">
              <text:list-header>
                <text:p text:style-name="P65">Système </text:p>
              </text:list-header>
            </text:list>
          </table:table-cell>
        </table:table-row>
        <table:table-row table:style-name="Tableau15.1">
          <table:table-cell table:style-name="Tableau15.A9" table:number-columns-spanned="3" office:value-type="string">
            <text:p text:style-name="P24">1. SoftCard envoie une clé de <text:span text:style-name="T22">session</text:span> chiffré<text:span text:style-name="T22">e</text:span> avec une clé prépartagée à BP</text:p>
            <text:p text:style-name="P24"/>
            <text:p text:style-name="P19">3. SoftCard déchiffre le message de BP et vérifie que <text:span text:style-name="T22">le message est celui convenu.</text:span></text:p>
            <text:p text:style-name="flux"/>
          </table:table-cell>
          <table:covered-table-cell/>
          <table:covered-table-cell/>
          <table:table-cell table:style-name="Tableau15.D9" office:value-type="string">
            <text:p text:style-name="P19">2. BP déchiffre la clé de message avec la clé partagée et renvoie <text:span text:style-name="T22">un message convenu chiffré avec la clé de session.</text:span></text:p>
          </table:table-cell>
        </table:table-row>
        <table:table-row table:style-name="Tableau15.7">
          <table:table-cell table:style-name="Tableau15.A10" office:value-type="string">
            <text:list xml:id="list42275210" text:continue-numbering="true" text:style-name="WW8Num5">
              <text:list-header>
                <text:p text:style-name="P56">Flots secondaires :</text:p>
              </text:list-header>
            </text:list>
          </table:table-cell>
          <table:table-cell table:style-name="Tableau15.B10" table:number-columns-spanned="3" office:value-type="string">
            <text:list xml:id="list42257627" text:continue-numbering="true" text:style-name="WW8Num5">
              <text:list-header>
                <text:p text:style-name="P62"/>
              </text:list-header>
            </text:list>
          </table:table-cell>
          <table:covered-table-cell/>
          <table:covered-table-cell/>
        </table:table-row>
        <table:table-row table:style-name="Tableau15.1">
          <table:table-cell table:style-name="Tableau15.A11" office:value-type="string">
            <text:list xml:id="list42278848" text:continue-numbering="true" text:style-name="WW8Num5">
              <text:list-header>
                <text:p text:style-name="P56">Flots d’exception :</text:p>
              </text:list-header>
            </text:list>
          </table:table-cell>
          <table:table-cell table:style-name="Tableau15.B11" table:number-columns-spanned="3" office:value-type="string">
            <text:list xml:id="list42264827" text:continue-numbering="true" text:style-name="WW8Num5">
              <text:list-header>
                <text:p text:style-name="P61">Échec de l'authentification mutuelle. BP ne peut rien faire.</text:p>
              </text:list-header>
            </text:list>
          </table:table-cell>
          <table:covered-table-cell/>
          <table:covered-table-cell/>
        </table:table-row>
      </table:table>
      <text:p text:style-name="P22"/>
      <text:p text:style-name="P21"/>
      <text:p text:style-name="P77"/>
      <text:p text:style-name="P76">SmartCard et BP s'authentifient mutuellement grâce un secret partage et établissent une clé de session pour communiquer de manière sécurisée. 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table:number-columns-spanned="2" office:value-type="string">
            <text:list xml:id="list42276454" text:continue-numbering="true" text:style-name="WW8Num5">
              <text:list-header>
                <text:p text:style-name="P52">Nom : C3</text:p>
              </text:list-header>
            </text:list>
          </table:table-cell>
          <table:covered-table-cell/>
          <table:table-cell table:style-name="Tableau4.C1" table:number-columns-spanned="2" office:value-type="string">
            <text:list xml:id="list42256141" text:continue-numbering="true" text:style-name="WW8Num5">
              <text:list-header>
                <text:p text:style-name="P54">Authentification d'un utilisateur/Déblocage des clés</text:p>
              </text:list-header>
            </text:list>
          </table:table-cell>
          <table:covered-table-cell/>
        </table:table-row>
        <table:table-row table:style-name="Tableau4.1">
          <table:table-cell table:style-name="Tableau4.A2" table:number-columns-spanned="2" office:value-type="string">
            <text:list xml:id="list42258078" text:continue-numbering="true" text:style-name="WW8Num5">
              <text:list-header>
                <text:p text:style-name="P56">Acteurs concernés  </text:p>
              </text:list-header>
            </text:list>
          </table:table-cell>
          <table:covered-table-cell/>
          <table:table-cell table:style-name="Tableau4.C2" table:number-columns-spanned="2" office:value-type="string">
            <text:list xml:id="list42262217" text:continue-numbering="true" text:style-name="WW8Num5">
              <text:list-header>
                <text:p text:style-name="P62">Utilisateur, SmartCard, SoftCard</text:p>
              </text:list-header>
            </text:list>
          </table:table-cell>
          <table:covered-table-cell/>
        </table:table-row>
        <table:table-row table:style-name="Tableau4.1">
          <table:table-cell table:style-name="Tableau4.A3" table:number-columns-spanned="2" office:value-type="string">
            <text:list xml:id="list42278751" text:continue-numbering="true" text:style-name="WW8Num5">
              <text:list-header>
                <text:p text:style-name="P56">Description </text:p>
              </text:list-header>
            </text:list>
          </table:table-cell>
          <table:covered-table-cell/>
          <table:table-cell table:style-name="Tableau4.C3" table:number-columns-spanned="2" office:value-type="string">
            <text:list xml:id="list42277192" text:continue-numbering="true" text:style-name="WW8Num5">
              <text:list-header>
                <text:p text:style-name="P62">Le système authentifie l'utilisateur grâce au code PIN contenu sur SmartCard.</text:p>
                <text:p text:style-name="Style1"/>
              </text:list-header>
            </text:list>
          </table:table-cell>
          <table:covered-table-cell/>
        </table:table-row>
        <table:table-row table:style-name="Tableau4.1">
          <table:table-cell table:style-name="Tableau4.A4" table:number-columns-spanned="2" office:value-type="string">
            <text:list xml:id="list42273725" text:continue-numbering="true" text:style-name="WW8Num5">
              <text:list-header>
                <text:p text:style-name="P56">Pré-conditions </text:p>
              </text:list-header>
            </text:list>
          </table:table-cell>
          <table:covered-table-cell/>
          <table:table-cell table:style-name="Tableau4.C4" table:number-columns-spanned="2" office:value-type="string">
            <text:list xml:id="list42277446" text:continue-numbering="true" text:style-name="WW8Num5">
              <text:list-header>
                <text:p text:style-name="P63">L'utilisateur a une carte valide et connaît le code PIN</text:p>
              </text:list-header>
            </text:list>
          </table:table-cell>
          <table:covered-table-cell/>
        </table:table-row>
        <table:table-row table:style-name="Tableau4.1">
          <table:table-cell table:style-name="Tableau4.A5" table:number-columns-spanned="2" office:value-type="string">
            <text:list xml:id="list42265008" text:continue-numbering="true" text:style-name="WW8Num5">
              <text:list-header>
                <text:p text:style-name="P56">Evénements déclenchants</text:p>
              </text:list-header>
            </text:list>
          </table:table-cell>
          <table:covered-table-cell/>
          <table:table-cell table:style-name="Tableau4.C5" table:number-columns-spanned="2" office:value-type="string">
            <text:list xml:id="list42255440" text:continue-numbering="true" text:style-name="WW8Num5">
              <text:list-header>
                <text:p text:style-name="P62">SoftCard a besoin d'utiliser SmartCard</text:p>
              </text:list-header>
            </text:list>
          </table:table-cell>
          <table:covered-table-cell/>
        </table:table-row>
        <table:table-row table:style-name="Tableau4.1">
          <table:table-cell table:style-name="Tableau4.A6" table:number-columns-spanned="2" office:value-type="string">
            <text:list xml:id="list42265603" text:continue-numbering="true" text:style-name="WW8Num5">
              <text:list-header>
                <text:p text:style-name="P56">Conditions d’arrêt </text:p>
              </text:list-header>
            </text:list>
          </table:table-cell>
          <table:covered-table-cell/>
          <table:table-cell table:style-name="Tableau4.C6" table:number-columns-spanned="2" office:value-type="string">
            <text:list xml:id="list42260384" text:continue-numbering="true" text:style-name="WW8Num5">
              <text:list-header>
                <text:p text:style-name="P62">L'authentification a réussi ou échoué.</text:p>
                <text:p text:style-name="Style1"/>
              </text:list-header>
            </text:list>
          </table:table-cell>
          <table:covered-table-cell/>
        </table:table-row>
        <table:table-row table:style-name="Tableau4.7">
          <table:table-cell table:style-name="Tableau4.A7" table:number-columns-spanned="4" office:value-type="string">
            <text:list xml:id="list42274907" text:continue-numbering="true" text:style-name="WW8Num5">
              <text:list-header>
                <text:p text:style-name="P64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4.1">
          <table:table-cell table:style-name="Tableau4.A8" table:number-columns-spanned="3" office:value-type="string">
            <text:list xml:id="list42256487" text:continue-numbering="true" text:style-name="WW8Num5">
              <text:list-header>
                <text:p text:style-name="P65">Acteur(s)</text:p>
              </text:list-header>
            </text:list>
          </table:table-cell>
          <table:covered-table-cell/>
          <table:covered-table-cell/>
          <table:table-cell table:style-name="Tableau4.D8" office:value-type="string">
            <text:list xml:id="list42285752" text:continue-numbering="true" text:style-name="WW8Num5">
              <text:list-header>
                <text:p text:style-name="P65">Système </text:p>
              </text:list-header>
            </text:list>
          </table:table-cell>
        </table:table-row>
        <table:table-row table:style-name="Tableau4.1">
          <table:table-cell table:style-name="Tableau4.A9" table:number-columns-spanned="3" office:value-type="string">
            <text:p text:style-name="P18">1. L'utilisateur insère la carte et demande à SoftCard d'utiliser SmartCard</text:p>
            <text:p text:style-name="flux"/>
            <text:p text:style-name="flux">4. L'utilisateur tape le code PIN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4.D9" office:value-type="string">
            <text:p text:style-name="P24">2. SoftCard et SmartCard s'authentifient mutuellement.</text:p>
            <text:p text:style-name="P24">3. SoftCard demande le code PIN</text:p>
            <text:p text:style-name="P24"/>
            <text:p text:style-name="P24">5. SoftCard envoie le code PIN à SmartCard</text:p>
            <text:p text:style-name="P24"/>
            <text:p text:style-name="P24">6. SmartCard vérifie le code PIN et passe en état « débloqué » pendant X minutes si c'est bon.</text:p>
            <text:p text:style-name="P24"/>
            <text:p text:style-name="P24">7. SoftCard informe l’utilisateur du résultat</text:p>
          </table:table-cell>
        </table:table-row>
        <table:table-row table:style-name="Tableau4.7">
          <table:table-cell table:style-name="Tableau4.A10" office:value-type="string">
            <text:list xml:id="list42275034" text:continue-numbering="true" text:style-name="WW8Num5">
              <text:list-header>
                <text:p text:style-name="P56">Flots secondaires :</text:p>
              </text:list-header>
            </text:list>
          </table:table-cell>
          <table:table-cell table:style-name="Tableau4.B10" table:number-columns-spanned="3" office:value-type="string">
            <text:list xml:id="list42258925" text:continue-numbering="true" text:style-name="WW8Num5">
              <text:list-header>
                <text:p text:style-name="P62">7. SoftCard redemande le code PIN à l'utilisateur.</text:p>
              </text:list-header>
            </text:list>
          </table:table-cell>
          <table:covered-table-cell/>
          <table:covered-table-cell/>
        </table:table-row>
        <table:table-row table:style-name="Tableau4.1">
          <table:table-cell table:style-name="Tableau4.A11" office:value-type="string">
            <text:list xml:id="list42280001" text:continue-numbering="true" text:style-name="WW8Num5">
              <text:list-header>
                <text:p text:style-name="P56">Flots d’exception :</text:p>
              </text:list-header>
            </text:list>
          </table:table-cell>
          <table:table-cell table:style-name="Tableau4.B11" table:number-columns-spanned="3" office:value-type="string">
            <text:list xml:id="list42274009" text:continue-numbering="true" text:style-name="WW8Num5">
              <text:list-header>
                <text:p text:style-name="P61">7bis . L'utilisateur a tapé 3 mauvais codes. La carte se verrouille.</text:p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><text:soft-page-break/></text:p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P2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table:number-columns-spanned="2" office:value-type="string">
            <text:list xml:id="list42275791" text:continue-numbering="true" text:style-name="WW8Num5">
              <text:list-header>
                <text:p text:style-name="P52">Nom : C4</text:p>
              </text:list-header>
            </text:list>
          </table:table-cell>
          <table:covered-table-cell/>
          <table:table-cell table:style-name="Tableau5.C1" table:number-columns-spanned="2" office:value-type="string">
            <text:list xml:id="list42262121" text:continue-numbering="true" text:style-name="WW8Num5">
              <text:list-header>
                <text:p text:style-name="P54">Signature d'un document</text:p>
              </text:list-header>
            </text:list>
          </table:table-cell>
          <table:covered-table-cell/>
        </table:table-row>
        <table:table-row table:style-name="Tableau5.1">
          <table:table-cell table:style-name="Tableau5.A2" table:number-columns-spanned="2" office:value-type="string">
            <text:list xml:id="list42285853" text:continue-numbering="true" text:style-name="WW8Num5">
              <text:list-header>
                <text:p text:style-name="P56">Acteurs concernés  </text:p>
              </text:list-header>
            </text:list>
          </table:table-cell>
          <table:covered-table-cell/>
          <table:table-cell table:style-name="Tableau5.C2" table:number-columns-spanned="2" office:value-type="string">
            <text:list xml:id="list42278573" text:continue-numbering="true" text:style-name="WW8Num5">
              <text:list-header>
                <text:p text:style-name="P62">Utilisateur, SmartCard</text:p>
              </text:list-header>
            </text:list>
          </table:table-cell>
          <table:covered-table-cell/>
        </table:table-row>
        <table:table-row table:style-name="Tableau5.1">
          <table:table-cell table:style-name="Tableau5.A3" table:number-columns-spanned="2" office:value-type="string">
            <text:list xml:id="list42285424" text:continue-numbering="true" text:style-name="WW8Num5">
              <text:list-header>
                <text:p text:style-name="P56">Description </text:p>
              </text:list-header>
            </text:list>
          </table:table-cell>
          <table:covered-table-cell/>
          <table:table-cell table:style-name="Tableau5.C3" table:number-columns-spanned="2" office:value-type="string">
            <text:list xml:id="list42254721" text:continue-numbering="true" text:style-name="WW8Num5">
              <text:list-header>
                <text:p text:style-name="P62">L'utilisateur utilise sa clef privée stockée sur SmartCard pour signer un document.</text:p>
              </text:list-header>
            </text:list>
          </table:table-cell>
          <table:covered-table-cell/>
        </table:table-row>
        <table:table-row table:style-name="Tableau5.1">
          <table:table-cell table:style-name="Tableau5.A4" table:number-columns-spanned="2" office:value-type="string">
            <text:list xml:id="list42264114" text:continue-numbering="true" text:style-name="WW8Num5">
              <text:list-header>
                <text:p text:style-name="P56">Pré-conditions </text:p>
              </text:list-header>
            </text:list>
          </table:table-cell>
          <table:covered-table-cell/>
          <table:table-cell table:style-name="Tableau5.C4" table:number-columns-spanned="2" office:value-type="string">
            <text:list xml:id="list42282909" text:continue-numbering="true" text:style-name="WW8Num5">
              <text:list-header>
                <text:p text:style-name="P63">L'utilisateur a une SmartCard valide</text:p>
              </text:list-header>
            </text:list>
          </table:table-cell>
          <table:covered-table-cell/>
        </table:table-row>
        <table:table-row table:style-name="Tableau5.1">
          <table:table-cell table:style-name="Tableau5.A5" table:number-columns-spanned="2" office:value-type="string">
            <text:list xml:id="list42279505" text:continue-numbering="true" text:style-name="WW8Num5">
              <text:list-header>
                <text:p text:style-name="P56">Événements déclenchant</text:p>
              </text:list-header>
            </text:list>
          </table:table-cell>
          <table:covered-table-cell/>
          <table:table-cell table:style-name="Tableau5.C5" table:number-columns-spanned="2" office:value-type="string">
            <text:list xml:id="list42286346" text:continue-numbering="true" text:style-name="WW8Num5">
              <text:list-header>
                <text:p text:style-name="P62">Demande de l'utilisateur.</text:p>
                <text:p text:style-name="Style1"/>
              </text:list-header>
            </text:list>
          </table:table-cell>
          <table:covered-table-cell/>
        </table:table-row>
        <table:table-row table:style-name="Tableau5.1">
          <table:table-cell table:style-name="Tableau5.A6" table:number-columns-spanned="2" office:value-type="string">
            <text:list xml:id="list42284372" text:continue-numbering="true" text:style-name="WW8Num5">
              <text:list-header>
                <text:p text:style-name="P56">Conditions d’arrêt </text:p>
              </text:list-header>
            </text:list>
          </table:table-cell>
          <table:covered-table-cell/>
          <table:table-cell table:style-name="Tableau5.C6" table:number-columns-spanned="2" office:value-type="string">
            <text:list xml:id="list42258506" text:continue-numbering="true" text:style-name="WW8Num5">
              <text:list-header>
                <text:p text:style-name="P62">Le document est signé ou l'utilisateur annule.</text:p>
                <text:p text:style-name="P62"/>
              </text:list-header>
            </text:list>
          </table:table-cell>
          <table:covered-table-cell/>
        </table:table-row>
        <table:table-row table:style-name="Tableau5.7">
          <table:table-cell table:style-name="Tableau5.A7" table:number-columns-spanned="4" office:value-type="string">
            <text:list xml:id="list42277995" text:continue-numbering="true" text:style-name="WW8Num5">
              <text:list-header>
                <text:p text:style-name="P64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8" table:number-columns-spanned="3" office:value-type="string">
            <text:list xml:id="list42280882" text:continue-numbering="true" text:style-name="WW8Num5">
              <text:list-header>
                <text:p text:style-name="P65">Acteur(s)</text:p>
              </text:list-header>
            </text:list>
          </table:table-cell>
          <table:covered-table-cell/>
          <table:covered-table-cell/>
          <table:table-cell table:style-name="Tableau5.D8" office:value-type="string">
            <text:list xml:id="list42279630" text:continue-numbering="true" text:style-name="WW8Num5">
              <text:list-header>
                <text:p text:style-name="P65">Système </text:p>
              </text:list-header>
            </text:list>
          </table:table-cell>
        </table:table-row>
        <table:table-row table:style-name="Tableau5.1">
          <table:table-cell table:style-name="Tableau5.A9" table:number-columns-spanned="3" office:value-type="string">
            <text:p text:style-name="P24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5.D9" office:value-type="string">
            <text:p text:style-name="P24"/>
          </table:table-cell>
        </table:table-row>
        <table:table-row table:style-name="Tableau5.7">
          <table:table-cell table:style-name="Tableau5.A10" office:value-type="string">
            <text:list xml:id="list42260183" text:continue-numbering="true" text:style-name="WW8Num5">
              <text:list-header>
                <text:p text:style-name="P56">Flots secondaires :</text:p>
              </text:list-header>
            </text:list>
          </table:table-cell>
          <table:table-cell table:style-name="Tableau5.B10" table:number-columns-spanned="3" office:value-type="string">
            <text:list xml:id="list42276379" text:continue-numbering="true" text:style-name="WW8Num5">
              <text:list-header>
                <text:p text:style-name="P62"/>
              </text:list-header>
            </text:list>
          </table:table-cell>
          <table:covered-table-cell/>
          <table:covered-table-cell/>
        </table:table-row>
        <table:table-row table:style-name="Tableau5.1">
          <table:table-cell table:style-name="Tableau5.A11" office:value-type="string">
            <text:list xml:id="list42279916" text:continue-numbering="true" text:style-name="WW8Num5">
              <text:list-header>
                <text:p text:style-name="P56">Flots d’exception :</text:p>
              </text:list-header>
            </text:list>
          </table:table-cell>
          <table:table-cell table:style-name="Tableau5.B11" table:number-columns-spanned="3" office:value-type="string">
            <text:list xml:id="list42286737" text:continue-numbering="true" text:style-name="WW8Num5">
              <text:list-header>
                <text:p text:style-name="P61"/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><text:soft-page-break/></text:p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P20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table:number-columns-spanned="2" office:value-type="string">
            <text:list xml:id="list42265991" text:continue-numbering="true" text:style-name="WW8Num5">
              <text:list-header>
                <text:p text:style-name="P52">Nom : C5</text:p>
              </text:list-header>
            </text:list>
          </table:table-cell>
          <table:covered-table-cell/>
          <table:table-cell table:style-name="Tableau6.C1" table:number-columns-spanned="2" office:value-type="string">
            <text:list xml:id="list42254954" text:continue-numbering="true" text:style-name="WW8Num5">
              <text:list-header>
                <text:p text:style-name="P54">Génération de nombres aléatoires</text:p>
              </text:list-header>
            </text:list>
          </table:table-cell>
          <table:covered-table-cell/>
        </table:table-row>
        <table:table-row table:style-name="Tableau6.1">
          <table:table-cell table:style-name="Tableau6.A2" table:number-columns-spanned="2" office:value-type="string">
            <text:list xml:id="list42255150" text:continue-numbering="true" text:style-name="WW8Num5">
              <text:list-header>
                <text:p text:style-name="P56">Acteurs concernés  </text:p>
              </text:list-header>
            </text:list>
          </table:table-cell>
          <table:covered-table-cell/>
          <table:table-cell table:style-name="Tableau6.C2" table:number-columns-spanned="2" office:value-type="string">
            <text:list xml:id="list42275987" text:continue-numbering="true" text:style-name="WW8Num5">
              <text:list-header>
                <text:p text:style-name="P62">SmartCard, SoftCard</text:p>
              </text:list-header>
            </text:list>
          </table:table-cell>
          <table:covered-table-cell/>
        </table:table-row>
        <table:table-row table:style-name="Tableau6.1">
          <table:table-cell table:style-name="Tableau6.A3" table:number-columns-spanned="2" office:value-type="string">
            <text:list xml:id="list42266509" text:continue-numbering="true" text:style-name="WW8Num5">
              <text:list-header>
                <text:p text:style-name="P56">Description </text:p>
              </text:list-header>
            </text:list>
          </table:table-cell>
          <table:covered-table-cell/>
          <table:table-cell table:style-name="Tableau6.C3" table:number-columns-spanned="2" office:value-type="string">
            <text:list xml:id="list42259090" text:continue-numbering="true" text:style-name="WW8Num5">
              <text:list-header>
                <text:p text:style-name="P62">SmartCard génère un nombre aléatoire de la taille demanée.</text:p>
              </text:list-header>
            </text:list>
          </table:table-cell>
          <table:covered-table-cell/>
        </table:table-row>
        <table:table-row table:style-name="Tableau6.1">
          <table:table-cell table:style-name="Tableau6.A4" table:number-columns-spanned="2" office:value-type="string">
            <text:list xml:id="list42264922" text:continue-numbering="true" text:style-name="WW8Num5">
              <text:list-header>
                <text:p text:style-name="P56">Pré-conditions </text:p>
              </text:list-header>
            </text:list>
          </table:table-cell>
          <table:covered-table-cell/>
          <table:table-cell table:style-name="Tableau6.C4" table:number-columns-spanned="2" office:value-type="string">
            <text:list xml:id="list42259053" text:continue-numbering="true" text:style-name="WW8Num5">
              <text:list-header>
                <text:p text:style-name="P63">SmartCard est programmée.</text:p>
              </text:list-header>
            </text:list>
          </table:table-cell>
          <table:covered-table-cell/>
        </table:table-row>
        <table:table-row table:style-name="Tableau6.1">
          <table:table-cell table:style-name="Tableau6.A5" table:number-columns-spanned="2" office:value-type="string">
            <text:list xml:id="list42272798" text:continue-numbering="true" text:style-name="WW8Num5">
              <text:list-header>
                <text:p text:style-name="P56">Événements déclenchant</text:p>
              </text:list-header>
            </text:list>
          </table:table-cell>
          <table:covered-table-cell/>
          <table:table-cell table:style-name="Tableau6.C5" table:number-columns-spanned="2" office:value-type="string">
            <text:list xml:id="list42264764" text:continue-numbering="true" text:style-name="WW8Num5">
              <text:list-header>
                <text:p text:style-name="P62">Demande de SoftCard.</text:p>
                <text:p text:style-name="Style1"/>
              </text:list-header>
            </text:list>
          </table:table-cell>
          <table:covered-table-cell/>
        </table:table-row>
        <table:table-row table:style-name="Tableau6.1">
          <table:table-cell table:style-name="Tableau6.A6" table:number-columns-spanned="2" office:value-type="string">
            <text:list xml:id="list42271873" text:continue-numbering="true" text:style-name="WW8Num5">
              <text:list-header>
                <text:p text:style-name="P56">Conditions d’arrêt </text:p>
              </text:list-header>
            </text:list>
          </table:table-cell>
          <table:covered-table-cell/>
          <table:table-cell table:style-name="Tableau6.C6" table:number-columns-spanned="2" office:value-type="string">
            <text:list xml:id="list42266702" text:continue-numbering="true" text:style-name="WW8Num5">
              <text:list-header>
                <text:p text:style-name="P62">SmartCard renvoie un nombre aléatoire à SoftCard</text:p>
                <text:p text:style-name="P62"/>
              </text:list-header>
            </text:list>
          </table:table-cell>
          <table:covered-table-cell/>
        </table:table-row>
        <table:table-row table:style-name="Tableau6.7">
          <table:table-cell table:style-name="Tableau6.A7" table:number-columns-spanned="4" office:value-type="string">
            <text:list xml:id="list42256332" text:continue-numbering="true" text:style-name="WW8Num5">
              <text:list-header>
                <text:p text:style-name="P64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8" table:number-columns-spanned="3" office:value-type="string">
            <text:list xml:id="list42280975" text:continue-numbering="true" text:style-name="WW8Num5">
              <text:list-header>
                <text:p text:style-name="P65">Acteur(s)</text:p>
              </text:list-header>
            </text:list>
          </table:table-cell>
          <table:covered-table-cell/>
          <table:covered-table-cell/>
          <table:table-cell table:style-name="Tableau6.D8" office:value-type="string">
            <text:list xml:id="list42265798" text:continue-numbering="true" text:style-name="WW8Num5">
              <text:list-header>
                <text:p text:style-name="P65">Système </text:p>
              </text:list-header>
            </text:list>
          </table:table-cell>
        </table:table-row>
        <table:table-row table:style-name="Tableau6.1">
          <table:table-cell table:style-name="Tableau6.A9" table:number-columns-spanned="3" office:value-type="string">
            <text:p text:style-name="P24">1. SoftCard demande à SmartCard un nombre aléatoire de longueur donnée</text:p>
            <text:p text:style-name="flux"/>
            <text:p text:style-name="flux">3. SoftCard récupère le nombre.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6.D9" office:value-type="string">
            <text:p text:style-name="P24">2. SmartCard génère un nombre grâce au PRNG intégré et le renvoie à SoftCard</text:p>
            <text:p text:style-name="P24"/>
          </table:table-cell>
        </table:table-row>
        <table:table-row table:style-name="Tableau6.7">
          <table:table-cell table:style-name="Tableau6.A10" office:value-type="string">
            <text:list xml:id="list42262802" text:continue-numbering="true" text:style-name="WW8Num5">
              <text:list-header>
                <text:p text:style-name="P56">Flots secondaires :</text:p>
              </text:list-header>
            </text:list>
          </table:table-cell>
          <table:table-cell table:style-name="Tableau6.B10" table:number-columns-spanned="3" office:value-type="string">
            <text:list xml:id="list42279952" text:continue-numbering="true" text:style-name="WW8Num5">
              <text:list-header>
                <text:p text:style-name="P62"/>
              </text:list-header>
            </text:list>
          </table:table-cell>
          <table:covered-table-cell/>
          <table:covered-table-cell/>
        </table:table-row>
        <table:table-row table:style-name="Tableau6.1">
          <table:table-cell table:style-name="Tableau6.A11" office:value-type="string">
            <text:list xml:id="list42272231" text:continue-numbering="true" text:style-name="WW8Num5">
              <text:list-header>
                <text:p text:style-name="P56">Flots d’exception :</text:p>
              </text:list-header>
            </text:list>
          </table:table-cell>
          <table:table-cell table:style-name="Tableau6.B11" table:number-columns-spanned="3" office:value-type="string">
            <text:list xml:id="list42270880" text:continue-numbering="true" text:style-name="WW8Num5">
              <text:list-header>
                <text:p text:style-name="P61"/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p text:style-name="Recommandation"/>
      <text:p text:style-name="Recommandation"><text:soft-page-break/></text:p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table:number-columns-spanned="2" office:value-type="string">
            <text:list xml:id="list42274218" text:continue-numbering="true" text:style-name="WW8Num5">
              <text:list-header>
                <text:p text:style-name="P52">Nom : C6</text:p>
              </text:list-header>
            </text:list>
          </table:table-cell>
          <table:covered-table-cell/>
          <table:table-cell table:style-name="Tableau7.C1" table:number-columns-spanned="2" office:value-type="string">
            <text:list xml:id="list42276135" text:continue-numbering="true" text:style-name="WW8Num5">
              <text:list-header>
                <text:p text:style-name="P54">Déchiffrement de la clé de message</text:p>
              </text:list-header>
            </text:list>
          </table:table-cell>
          <table:covered-table-cell/>
        </table:table-row>
        <table:table-row table:style-name="Tableau7.1">
          <table:table-cell table:style-name="Tableau7.A2" table:number-columns-spanned="2" office:value-type="string">
            <text:list xml:id="list42287203" text:continue-numbering="true" text:style-name="WW8Num5">
              <text:list-header>
                <text:p text:style-name="P56">Acteurs concernés  </text:p>
              </text:list-header>
            </text:list>
          </table:table-cell>
          <table:covered-table-cell/>
          <table:table-cell table:style-name="Tableau7.C2" table:number-columns-spanned="2" office:value-type="string">
            <text:list xml:id="list42258759" text:continue-numbering="true" text:style-name="WW8Num5">
              <text:list-header>
                <text:p text:style-name="P62">SmartCard, SoftCard</text:p>
              </text:list-header>
            </text:list>
          </table:table-cell>
          <table:covered-table-cell/>
        </table:table-row>
        <table:table-row table:style-name="Tableau7.1">
          <table:table-cell table:style-name="Tableau7.A3" table:number-columns-spanned="2" office:value-type="string">
            <text:list xml:id="list42278847" text:continue-numbering="true" text:style-name="WW8Num5">
              <text:list-header>
                <text:p text:style-name="P56">Description </text:p>
              </text:list-header>
            </text:list>
          </table:table-cell>
          <table:covered-table-cell/>
          <table:table-cell table:style-name="Tableau7.C3" table:number-columns-spanned="2" office:value-type="string">
            <text:list xml:id="list42255901" text:continue-numbering="true" text:style-name="WW8Num5">
              <text:list-header>
                <text:p text:style-name="P62">SmartCard déchiffre la clé de message avec la clé privée stockée sur la carte.</text:p>
              </text:list-header>
            </text:list>
          </table:table-cell>
          <table:covered-table-cell/>
        </table:table-row>
        <table:table-row table:style-name="Tableau7.1">
          <table:table-cell table:style-name="Tableau7.A4" table:number-columns-spanned="2" office:value-type="string">
            <text:list xml:id="list42278435" text:continue-numbering="true" text:style-name="WW8Num5">
              <text:list-header>
                <text:p text:style-name="P56">Pré-conditions </text:p>
              </text:list-header>
            </text:list>
          </table:table-cell>
          <table:covered-table-cell/>
          <table:table-cell table:style-name="Tableau7.C4" table:number-columns-spanned="2" office:value-type="string">
            <text:list xml:id="list42267494" text:continue-numbering="true" text:style-name="WW8Num5">
              <text:list-header>
                <text:p text:style-name="P63">SmartCard est débloquée avec le bon code PIN.</text:p>
              </text:list-header>
            </text:list>
          </table:table-cell>
          <table:covered-table-cell/>
        </table:table-row>
        <table:table-row table:style-name="Tableau7.1">
          <table:table-cell table:style-name="Tableau7.A5" table:number-columns-spanned="2" office:value-type="string">
            <text:list xml:id="list42262427" text:continue-numbering="true" text:style-name="WW8Num5">
              <text:list-header>
                <text:p text:style-name="P56">Evénements déclenchants</text:p>
              </text:list-header>
            </text:list>
          </table:table-cell>
          <table:covered-table-cell/>
          <table:table-cell table:style-name="Tableau7.C5" table:number-columns-spanned="2" office:value-type="string">
            <text:list xml:id="list42273583" text:continue-numbering="true" text:style-name="WW8Num5">
              <text:list-header>
                <text:p text:style-name="P62">Demande de SoftCard.</text:p>
                <text:p text:style-name="Style1"/>
              </text:list-header>
            </text:list>
          </table:table-cell>
          <table:covered-table-cell/>
        </table:table-row>
        <table:table-row table:style-name="Tableau7.1">
          <table:table-cell table:style-name="Tableau7.A6" table:number-columns-spanned="2" office:value-type="string">
            <text:list xml:id="list42261325" text:continue-numbering="true" text:style-name="WW8Num5">
              <text:list-header>
                <text:p text:style-name="P56">Conditions d’arrêt </text:p>
              </text:list-header>
            </text:list>
          </table:table-cell>
          <table:covered-table-cell/>
          <table:table-cell table:style-name="Tableau7.C6" table:number-columns-spanned="2" office:value-type="string">
            <text:list xml:id="list42256404" text:continue-numbering="true" text:style-name="WW8Num5">
              <text:list-header>
                <text:p text:style-name="P62">SmartCard renvoie la clé de message à SoftCard</text:p>
                <text:p text:style-name="P62"/>
              </text:list-header>
            </text:list>
          </table:table-cell>
          <table:covered-table-cell/>
        </table:table-row>
        <table:table-row table:style-name="Tableau7.7">
          <table:table-cell table:style-name="Tableau7.A7" table:number-columns-spanned="4" office:value-type="string">
            <text:list xml:id="list42281286" text:continue-numbering="true" text:style-name="WW8Num5">
              <text:list-header>
                <text:p text:style-name="P64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8" table:number-columns-spanned="3" office:value-type="string">
            <text:list xml:id="list42275405" text:continue-numbering="true" text:style-name="WW8Num5">
              <text:list-header>
                <text:p text:style-name="P65">Acteur(s)</text:p>
              </text:list-header>
            </text:list>
          </table:table-cell>
          <table:covered-table-cell/>
          <table:covered-table-cell/>
          <table:table-cell table:style-name="Tableau7.D8" office:value-type="string">
            <text:list xml:id="list42264535" text:continue-numbering="true" text:style-name="WW8Num5">
              <text:list-header>
                <text:p text:style-name="P65">Système </text:p>
              </text:list-header>
            </text:list>
          </table:table-cell>
        </table:table-row>
        <table:table-row table:style-name="Tableau7.1">
          <table:table-cell table:style-name="Tableau7.A9" table:number-columns-spanned="3" office:value-type="string">
            <text:p text:style-name="P24">1. SoftCard envoie une clé de message chiffrée à SmartCard</text:p>
            <text:p text:style-name="P24"/>
            <text:p text:style-name="P24">3. SoftCard récupère la clef.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7.D9" office:value-type="string">
            <text:p text:style-name="P24">2. SmartCard déchiffre la clé de message avec la clé privée stockée et la renvoie à SoftCard</text:p>
          </table:table-cell>
        </table:table-row>
        <table:table-row table:style-name="Tableau7.7">
          <table:table-cell table:style-name="Tableau7.A11" table:number-rows-spanned="2" office:value-type="string">
            <text:list xml:id="list42258954" text:continue-numbering="true" text:style-name="WW8Num5">
              <text:list-header>
                <text:p text:style-name="P56">Flots secondaires :</text:p>
              </text:list-header>
            </text:list>
          </table:table-cell>
          <table:table-cell table:style-name="Tableau7.B10" table:number-columns-spanned="3" office:value-type="string">
            <text:list xml:id="list42286320" text:continue-numbering="true" text:style-name="WW8Num5">
              <text:list-header>
                <text:p text:style-name="P62"/>
              </text:list-header>
            </text:list>
          </table:table-cell>
          <table:covered-table-cell/>
          <table:covered-table-cell/>
        </table:table-row>
        <table:table-row table:style-name="Tableau7.7">
          <table:covered-table-cell/>
          <table:table-cell table:style-name="Tableau7.B11" office:value-type="string">
            <text:list xml:id="list42271230" text:continue-numbering="true" text:style-name="WW8Num5">
              <text:list-header>
                <text:p text:style-name="P57"/>
              </text:list-header>
            </text:list>
          </table:table-cell>
          <table:table-cell table:style-name="Tableau7.C11" table:number-columns-spanned="2" office:value-type="string">
            <text:p text:style-name="P24"/>
            <text:p text:style-name="flux"/>
            <text:p text:style-name="flux"/>
            <text:p text:style-name="flux"/>
          </table:table-cell>
          <table:covered-table-cell/>
        </table:table-row>
        <text:soft-page-break/>
        <table:table-row table:style-name="Tableau7.1">
          <table:table-cell table:style-name="Tableau7.A12" office:value-type="string">
            <text:list xml:id="list42261254" text:continue-numbering="true" text:style-name="WW8Num5">
              <text:list-header>
                <text:p text:style-name="P56">Flots d’exception :</text:p>
              </text:list-header>
            </text:list>
          </table:table-cell>
          <table:table-cell table:style-name="Tableau7.B12" table:number-columns-spanned="3" office:value-type="string">
            <text:list xml:id="list42265358" text:continue-numbering="true" text:style-name="WW8Num5">
              <text:list-header>
                <text:p text:style-name="P61">La clé de message n'a pas été chiffrée avec la clé publique de l'utilisateur =&gt; clé de message invalide.</text:p>
              </text:list-header>
            </text:list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 table:style-name="Tableau13.1">
          <table:table-cell table:style-name="Tableau13.A1" table:number-columns-spanned="2" office:value-type="string">
            <text:list xml:id="list42266257" text:continue-numbering="true" text:style-name="WW8Num5">
              <text:list-header>
                <text:p text:style-name="P52">Nom : C7</text:p>
              </text:list-header>
            </text:list>
          </table:table-cell>
          <table:covered-table-cell/>
          <table:table-cell table:style-name="Tableau13.C1" table:number-columns-spanned="2" office:value-type="string">
            <text:list xml:id="list42269291" text:continue-numbering="true" text:style-name="WW8Num5">
              <text:list-header>
                <text:p text:style-name="P54">Chiffrement de la clé de message</text:p>
              </text:list-header>
            </text:list>
          </table:table-cell>
          <table:covered-table-cell/>
        </table:table-row>
        <table:table-row table:style-name="Tableau13.1">
          <table:table-cell table:style-name="Tableau13.A2" table:number-columns-spanned="2" office:value-type="string">
            <text:list xml:id="list42287147" text:continue-numbering="true" text:style-name="WW8Num5">
              <text:list-header>
                <text:p text:style-name="P56">Acteurs concernés  </text:p>
              </text:list-header>
            </text:list>
          </table:table-cell>
          <table:covered-table-cell/>
          <table:table-cell table:style-name="Tableau13.C2" table:number-columns-spanned="2" office:value-type="string">
            <text:list xml:id="list42266030" text:continue-numbering="true" text:style-name="WW8Num5">
              <text:list-header>
                <text:p text:style-name="P62">SmartCard, SoftCard</text:p>
              </text:list-header>
            </text:list>
          </table:table-cell>
          <table:covered-table-cell/>
        </table:table-row>
        <table:table-row table:style-name="Tableau13.1">
          <table:table-cell table:style-name="Tableau13.A3" table:number-columns-spanned="2" office:value-type="string">
            <text:list xml:id="list42268875" text:continue-numbering="true" text:style-name="WW8Num5">
              <text:list-header>
                <text:p text:style-name="P56">Description </text:p>
              </text:list-header>
            </text:list>
          </table:table-cell>
          <table:covered-table-cell/>
          <table:table-cell table:style-name="Tableau13.C3" table:number-columns-spanned="2" office:value-type="string">
            <text:list xml:id="list42282162" text:continue-numbering="true" text:style-name="WW8Num5">
              <text:list-header>
                <text:p text:style-name="P62">SmartCard chiffre la clé de message avec la clé publique de chaque destinataire autorisé. </text:p>
              </text:list-header>
            </text:list>
          </table:table-cell>
          <table:covered-table-cell/>
        </table:table-row>
        <table:table-row table:style-name="Tableau13.1">
          <table:table-cell table:style-name="Tableau13.A4" table:number-columns-spanned="2" office:value-type="string">
            <text:list xml:id="list42279094" text:continue-numbering="true" text:style-name="WW8Num5">
              <text:list-header>
                <text:p text:style-name="P56">Pré-conditions </text:p>
              </text:list-header>
            </text:list>
          </table:table-cell>
          <table:covered-table-cell/>
          <table:table-cell table:style-name="Tableau13.C4" table:number-columns-spanned="2" office:value-type="string">
            <text:list xml:id="list42280756" text:continue-numbering="true" text:style-name="WW8Num5">
              <text:list-header>
                <text:p text:style-name="P63">SmartCard est débloquée avec le bon code PIN. </text:p>
              </text:list-header>
            </text:list>
          </table:table-cell>
          <table:covered-table-cell/>
        </table:table-row>
        <table:table-row table:style-name="Tableau13.1">
          <table:table-cell table:style-name="Tableau13.A5" table:number-columns-spanned="2" office:value-type="string">
            <text:list xml:id="list42268439" text:continue-numbering="true" text:style-name="WW8Num5">
              <text:list-header>
                <text:p text:style-name="P56">Événements déclenchant</text:p>
              </text:list-header>
            </text:list>
          </table:table-cell>
          <table:covered-table-cell/>
          <table:table-cell table:style-name="Tableau13.C5" table:number-columns-spanned="2" office:value-type="string">
            <text:list xml:id="list42269828" text:continue-numbering="true" text:style-name="WW8Num5">
              <text:list-header>
                <text:p text:style-name="P62">Demande de SoftCard.</text:p>
                <text:p text:style-name="Style1"/>
              </text:list-header>
            </text:list>
          </table:table-cell>
          <table:covered-table-cell/>
        </table:table-row>
        <table:table-row table:style-name="Tableau13.1">
          <table:table-cell table:style-name="Tableau13.A6" table:number-columns-spanned="2" office:value-type="string">
            <text:list xml:id="list42266477" text:continue-numbering="true" text:style-name="WW8Num5">
              <text:list-header>
                <text:p text:style-name="P56">Conditions d’arrêt</text:p>
              </text:list-header>
            </text:list>
          </table:table-cell>
          <table:covered-table-cell/>
          <table:table-cell table:style-name="Tableau13.C6" table:number-columns-spanned="2" office:value-type="string">
            <text:list xml:id="list42280405" text:continue-numbering="true" text:style-name="WW8Num5">
              <text:list-header>
                <text:p text:style-name="P62">SmartCard renvoie la clé de message chiffrée.</text:p>
                <text:p text:style-name="P62"/>
              </text:list-header>
            </text:list>
          </table:table-cell>
          <table:covered-table-cell/>
        </table:table-row>
        <table:table-row table:style-name="Tableau13.7">
          <table:table-cell table:style-name="Tableau13.A7" table:number-columns-spanned="4" office:value-type="string">
            <text:list xml:id="list42257184" text:continue-numbering="true" text:style-name="WW8Num5">
              <text:list-header>
                <text:p text:style-name="P64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13.1">
          <table:table-cell table:style-name="Tableau13.A8" table:number-columns-spanned="3" office:value-type="string">
            <text:list xml:id="list42262508" text:continue-numbering="true" text:style-name="WW8Num5">
              <text:list-header>
                <text:p text:style-name="P65">Acteur(s)</text:p>
              </text:list-header>
            </text:list>
          </table:table-cell>
          <table:covered-table-cell/>
          <table:covered-table-cell/>
          <table:table-cell table:style-name="Tableau13.D8" office:value-type="string">
            <text:list xml:id="list42285307" text:continue-numbering="true" text:style-name="WW8Num5">
              <text:list-header>
                <text:p text:style-name="P65">Système </text:p>
              </text:list-header>
            </text:list>
          </table:table-cell>
        </table:table-row>
        <table:table-row table:style-name="Tableau13.1">
          <table:table-cell table:style-name="Tableau13.A9" table:number-columns-spanned="3" office:value-type="string">
            <text:p text:style-name="P24">1. SoftCard envoie le certificat du destinataire du message à SmartCard</text:p>
            <text:p text:style-name="P24"/>
            <text:p text:style-name="flux">3. SoftCard récupère la clé chiffrée. 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13.D9" office:value-type="string">
            <text:p text:style-name="P24">2. SmartCard chiffre la clé de message avec la clé publique du destinataire et renvoie la clé de message chiffrée à SoftCard.</text:p>
          </table:table-cell>
        </table:table-row>
        <table:table-row table:style-name="Tableau13.7">
          <table:table-cell table:style-name="Tableau13.A10" office:value-type="string">
            <text:list xml:id="list42284845" text:continue-numbering="true" text:style-name="WW8Num5">
              <text:list-header>
                <text:p text:style-name="P56">Flots secondaires :</text:p>
              </text:list-header>
            </text:list>
          </table:table-cell>
          <table:table-cell table:style-name="Tableau13.B10" table:number-columns-spanned="3" office:value-type="string">
            <text:list xml:id="list42266988" text:continue-numbering="true" text:style-name="WW8Num5">
              <text:list-header>
                <text:p text:style-name="P62"/>
              </text:list-header>
            </text:list>
          </table:table-cell>
          <table:covered-table-cell/>
          <table:covered-table-cell/>
        </table:table-row>
        <table:table-row table:style-name="Tableau13.1">
          <table:table-cell table:style-name="Tableau13.A11" office:value-type="string">
            <text:list xml:id="list422669881" text:continue-numbering="true" text:style-name="WW8Num5">
              <text:list-header>
                <text:p text:style-name="P56">Flots d’exception :</text:p>
              </text:list-header>
            </text:list>
          </table:table-cell>
          <table:table-cell table:style-name="Tableau13.B11" table:number-columns-spanned="3" office:value-type="string">
            <text:list xml:id="list42286505" text:continue-numbering="true" text:style-name="WW8Num5">
              <text:list-header>
                <text:p text:style-name="P61"/>
              </text:list-header>
            </text:list>
          </table:table-cell>
          <table:covered-table-cell/>
          <table:covered-table-cell/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row table:style-name="Tableau12.1">
          <table:table-cell table:style-name="Tableau12.A1" table:number-columns-spanned="2" office:value-type="string">
            <text:list xml:id="list42281705" text:continue-numbering="true" text:style-name="WW8Num5">
              <text:list-header>
                <text:p text:style-name="P52">Nom : C8</text:p>
              </text:list-header>
            </text:list>
          </table:table-cell>
          <table:covered-table-cell/>
          <table:table-cell table:style-name="Tableau12.C1" table:number-columns-spanned="2" office:value-type="string">
            <text:list xml:id="list42273082" text:continue-numbering="true" text:style-name="WW8Num5">
              <text:list-header>
                <text:p text:style-name="P54">Authentification sur SocialNetwork</text:p>
              </text:list-header>
            </text:list>
          </table:table-cell>
          <table:covered-table-cell/>
        </table:table-row>
        <table:table-row table:style-name="Tableau12.1">
          <table:table-cell table:style-name="Tableau12.A2" table:number-columns-spanned="2" office:value-type="string">
            <text:list xml:id="list42264655" text:continue-numbering="true" text:style-name="WW8Num5">
              <text:list-header>
                <text:p text:style-name="P56">Acteurs concernés  </text:p>
              </text:list-header>
            </text:list>
          </table:table-cell>
          <table:covered-table-cell/>
          <table:table-cell table:style-name="Tableau12.C2" table:number-columns-spanned="2" office:value-type="string">
            <text:list xml:id="list42260586" text:continue-numbering="true" text:style-name="WW8Num5">
              <text:list-header>
                <text:p text:style-name="P62">SmartCard, SoftCard, BP, SN</text:p>
              </text:list-header>
            </text:list>
          </table:table-cell>
          <table:covered-table-cell/>
        </table:table-row>
        <table:table-row table:style-name="Tableau12.1">
          <table:table-cell table:style-name="Tableau12.A3" table:number-columns-spanned="2" office:value-type="string">
            <text:list xml:id="list42282434" text:continue-numbering="true" text:style-name="WW8Num5">
              <text:list-header>
                <text:p text:style-name="P56">Description </text:p>
              </text:list-header>
            </text:list>
          </table:table-cell>
          <table:covered-table-cell/>
          <table:table-cell table:style-name="Tableau12.C3" table:number-columns-spanned="2" office:value-type="string">
            <text:list xml:id="list42275759" text:continue-numbering="true" text:style-name="WW8Num5">
              <text:list-header>
                <text:p text:style-name="P62">SmartCard transmet le couple login/mdp au BP</text:p>
              </text:list-header>
            </text:list>
          </table:table-cell>
          <table:covered-table-cell/>
        </table:table-row>
        <table:table-row table:style-name="Tableau12.1">
          <table:table-cell table:style-name="Tableau12.A4" table:number-columns-spanned="2" office:value-type="string">
            <text:list xml:id="list42265401" text:continue-numbering="true" text:style-name="WW8Num5">
              <text:list-header>
                <text:p text:style-name="P56">Pré-conditions </text:p>
              </text:list-header>
            </text:list>
          </table:table-cell>
          <table:covered-table-cell/>
          <table:table-cell table:style-name="Tableau12.C4" table:number-columns-spanned="2" office:value-type="string">
            <text:list xml:id="list42260249" text:continue-numbering="true" text:style-name="WW8Num5">
              <text:list-header>
                <text:p text:style-name="P63">SmartCard est débloquée avec le bon code PIN.</text:p>
              </text:list-header>
            </text:list>
          </table:table-cell>
          <table:covered-table-cell/>
        </table:table-row>
        <table:table-row table:style-name="Tableau12.1">
          <table:table-cell table:style-name="Tableau12.A5" table:number-columns-spanned="2" office:value-type="string">
            <text:list xml:id="list42258609" text:continue-numbering="true" text:style-name="WW8Num5">
              <text:list-header>
                <text:p text:style-name="P56">Evénements déclenchants</text:p>
              </text:list-header>
            </text:list>
          </table:table-cell>
          <table:covered-table-cell/>
          <table:table-cell table:style-name="Tableau12.C5" table:number-columns-spanned="2" office:value-type="string">
            <text:list xml:id="list42282547" text:continue-numbering="true" text:style-name="WW8Num5">
              <text:list-header>
                <text:p text:style-name="P62">L'utilisateur veut se loguer sur SocialNetwork</text:p>
                <text:p text:style-name="Style1"/>
              </text:list-header>
            </text:list>
          </table:table-cell>
          <table:covered-table-cell/>
        </table:table-row>
        <table:table-row table:style-name="Tableau12.1">
          <table:table-cell table:style-name="Tableau12.A6" table:number-columns-spanned="2" office:value-type="string">
            <text:list xml:id="list42266882" text:continue-numbering="true" text:style-name="WW8Num5">
              <text:list-header>
                <text:p text:style-name="P56">Conditions d’arrêt </text:p>
              </text:list-header>
            </text:list>
          </table:table-cell>
          <table:covered-table-cell/>
          <table:table-cell table:style-name="Tableau12.C6" table:number-columns-spanned="2" office:value-type="string">
            <text:list xml:id="list42280964" text:continue-numbering="true" text:style-name="WW8Num5">
              <text:list-header>
                <text:p text:style-name="P62">L'utilisateur est logué auprès de SocialNetwork.</text:p>
              </text:list-header>
            </text:list>
          </table:table-cell>
          <table:covered-table-cell/>
        </table:table-row>
        <table:table-row table:style-name="Tableau12.7">
          <table:table-cell table:style-name="Tableau12.A7" table:number-columns-spanned="4" office:value-type="string">
            <text:list xml:id="list42274912" text:continue-numbering="true" text:style-name="WW8Num5">
              <text:list-header>
                <text:p text:style-name="P64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12.1">
          <table:table-cell table:style-name="Tableau12.A8" table:number-columns-spanned="3" office:value-type="string">
            <text:list xml:id="list42257433" text:continue-numbering="true" text:style-name="WW8Num5">
              <text:list-header>
                <text:p text:style-name="P65">Acteur(s)</text:p>
              </text:list-header>
            </text:list>
          </table:table-cell>
          <table:covered-table-cell/>
          <table:covered-table-cell/>
          <table:table-cell table:style-name="Tableau12.D8" office:value-type="string">
            <text:list xml:id="list42279877" text:continue-numbering="true" text:style-name="WW8Num5">
              <text:list-header>
                <text:p text:style-name="P65">Système </text:p>
              </text:list-header>
            </text:list>
          </table:table-cell>
        </table:table-row>
        <table:table-row table:style-name="Tableau12.1">
          <table:table-cell table:style-name="Tableau12.A9" table:number-columns-spanned="3" office:value-type="string">
            <text:p text:style-name="P24">1. BP demande à SoftCard le login/mdp du SN.</text:p>
            <text:p text:style-name="P24"/>
            <text:p text:style-name="flux">4. SoftCard envoie à BP le login/mdp du SN.</text:p>
            <text:p text:style-name="flux"/>
            <text:p text:style-name="flux">5. BP envoie à SN le login/mdp.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12.D9" office:value-type="string">
            <text:p text:style-name="P24">2. SoftCard demande à SmartCard le login/mdp du SN.</text:p>
            <text:p text:style-name="P24"/>
            <text:p text:style-name="P24">3. SmartCard envoie le login/mdp à SoftCard.</text:p>
            <text:p text:style-name="P24"/>
            <text:p text:style-name="P24"/>
          </table:table-cell>
        </table:table-row>
        <table:table-row table:style-name="Tableau12.7">
          <table:table-cell table:style-name="Tableau12.A10" office:value-type="string">
            <text:list xml:id="list42270894" text:continue-numbering="true" text:style-name="WW8Num5">
              <text:list-header>
                <text:p text:style-name="P56">Flots secondaires :</text:p>
              </text:list-header>
            </text:list>
          </table:table-cell>
          <table:table-cell table:style-name="Tableau12.B10" table:number-columns-spanned="3" office:value-type="string">
            <text:list xml:id="list42266848" text:continue-numbering="true" text:style-name="WW8Num5">
              <text:list-header>
                <text:p text:style-name="P62"/>
              </text:list-header>
            </text:list>
          </table:table-cell>
          <table:covered-table-cell/>
          <table:covered-table-cell/>
        </table:table-row>
        <text:soft-page-break/>
        <table:table-row table:style-name="Tableau12.1">
          <table:table-cell table:style-name="Tableau12.A11" office:value-type="string">
            <text:list xml:id="list42283902" text:continue-numbering="true" text:style-name="WW8Num5">
              <text:list-header>
                <text:p text:style-name="P56">Flots d’exception :</text:p>
              </text:list-header>
            </text:list>
          </table:table-cell>
          <table:table-cell table:style-name="Tableau12.B11" table:number-columns-spanned="3" office:value-type="string">
            <text:list xml:id="list42269237" text:continue-numbering="true" text:style-name="WW8Num5">
              <text:list-header>
                <text:p text:style-name="P61">Authentification invalide</text:p>
              </text:list-header>
            </text:list>
          </table:table-cell>
          <table:covered-table-cell/>
          <table:covered-table-cell/>
        </table:table-row>
      </table:table>
      <text:p text:style-name="Standard"/>
      <text:list xml:id="list42262985" text:continue-list="list42264990" text:style-name="WW8Num4">
        <text:list-item>
          <text:h text:style-name="P72" text:outline-level="1">Exigences opérationnelles</text:h>
        </text:list-item>
      </text:list>
      <text:p text:style-name="Recommandation"/>
      <text:p text:style-name="Recommandation"/>
      <text:p text:style-name="Recommandation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53">Référence</text:p>
          </table:table-cell>
          <table:table-cell table:style-name="Tableau10.A1" office:value-type="string">
            <text:list xml:id="list42271130" text:continue-list="list42269237" text:style-name="WW8Num5">
              <text:list-header>
                <text:p text:style-name="P54">Fonctionnalité</text:p>
              </text:list-header>
            </text:list>
          </table:table-cell>
          <table:table-cell table:style-name="Tableau10.C1" office:value-type="string">
            <text:list xml:id="list42287477" text:continue-numbering="true" text:style-name="WW8Num5">
              <text:list-header>
                <text:p text:style-name="P54">Priorité</text:p>
              </text:list-header>
            </text:list>
          </table:table-cell>
        </table:table-row>
        <table:table-row table:style-name="Tableau10.1">
          <table:table-cell table:style-name="Tableau10.A2" office:value-type="string">
            <text:list xml:id="list42269488" text:continue-numbering="true" text:style-name="WW8Num5">
              <text:list-header>
                <text:p text:style-name="P58">F-FO-10</text:p>
              </text:list-header>
            </text:list>
          </table:table-cell>
          <table:table-cell table:style-name="Tableau10.B2" office:value-type="string">
            <text:list xml:id="list42278026" text:continue-numbering="true" text:style-name="WW8Num5">
              <text:list-header>
                <text:p text:style-name="P62">Le système fonctionne</text:p>
              </text:list-header>
            </text:list>
          </table:table-cell>
          <table:table-cell table:style-name="Tableau10.C2" office:value-type="string">
            <text:list xml:id="list42261895" text:continue-numbering="true" text:style-name="WW8Num5">
              <text:list-header>
                <text:p text:style-name="P62">Indispensable</text:p>
              </text:list-header>
            </text:list>
          </table:table-cell>
        </table:table-row>
        <table:table-row table:style-name="Tableau10.1">
          <table:table-cell table:style-name="Tableau10.A3" office:value-type="string">
            <text:list xml:id="list42285408" text:continue-numbering="true" text:style-name="WW8Num5">
              <text:list-header>
                <text:p text:style-name="P58">F-FO-20</text:p>
              </text:list-header>
            </text:list>
          </table:table-cell>
          <table:table-cell table:style-name="Tableau10.B3" office:value-type="string">
            <text:list xml:id="list42262422" text:continue-numbering="true" text:style-name="WW8Num5">
              <text:list-header>
                <text:p text:style-name="P66">L'aléa généré par la carte est cryptographiquement satisfaisant</text:p>
              </text:list-header>
            </text:list>
          </table:table-cell>
          <table:table-cell table:style-name="Tableau10.C3" office:value-type="string">
            <text:list xml:id="list42286370" text:continue-numbering="true" text:style-name="WW8Num5">
              <text:list-header>
                <text:p text:style-name="P62">Indispensable</text:p>
              </text:list-header>
            </text:list>
          </table:table-cell>
        </table:table-row>
      </table:table>
      <text:list xml:id="list42269603" text:continue-list="list42262985" text:style-name="WW8Num4">
        <text:list-item>
          <text:h text:style-name="P72" text:outline-level="1">Exigences d’interface</text:h>
        </text:list-item>
      </text:list>
      <text:p text:style-name="Recommandation"/>
      <text:p text:style-name="Recommandation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office:value-type="string">
            <text:list xml:id="list823233453" text:style-name="WW8Num5">
              <text:list-header>
                <text:p text:style-name="P52">Références</text:p>
              </text:list-header>
            </text:list>
          </table:table-cell>
          <table:table-cell table:style-name="Tableau11.A1" office:value-type="string">
            <text:list xml:id="list42279840" text:continue-numbering="true" text:style-name="WW8Num5">
              <text:list-header>
                <text:p text:style-name="P54">Fonctionnalité</text:p>
              </text:list-header>
            </text:list>
          </table:table-cell>
          <table:table-cell table:style-name="Tableau11.C1" office:value-type="string">
            <text:list xml:id="list42272348" text:continue-list="list42286370" text:style-name="WW8Num5">
              <text:list-header>
                <text:p text:style-name="P54">Priorité</text:p>
              </text:list-header>
            </text:list>
          </table:table-cell>
        </table:table-row>
        <table:table-row table:style-name="Tableau11.1">
          <table:table-cell table:style-name="Tableau11.A2" office:value-type="string">
            <text:list xml:id="list29344780" text:style-name="WW8Num5">
              <text:list-header>
                <text:p text:style-name="P59">F-FI-10</text:p>
              </text:list-header>
            </text:list>
          </table:table-cell>
          <table:table-cell table:style-name="Tableau11.B2" office:value-type="string">
            <text:list xml:id="list42270344" text:continue-numbering="true" text:style-name="WW8Num5">
              <text:list-header>
                <text:p text:style-name="P62">SoftCard communique de manière sécurisée avec BP</text:p>
              </text:list-header>
            </text:list>
          </table:table-cell>
          <table:table-cell table:style-name="Tableau11.C2" office:value-type="string">
            <text:list xml:id="list42263456" text:continue-list="list42272348" text:style-name="WW8Num5">
              <text:list-header>
                <text:p text:style-name="P62">Indispensable</text:p>
              </text:list-header>
            </text:list>
          </table:table-cell>
        </table:table-row>
        <table:table-row table:style-name="Tableau11.1">
          <table:table-cell table:style-name="Tableau11.A3" office:value-type="string">
            <text:list xml:id="list42270578" text:continue-numbering="true" text:style-name="WW8Num5">
              <text:list-header>
                <text:p text:style-name="P59">F-FI-20</text:p>
              </text:list-header>
            </text:list>
          </table:table-cell>
          <table:table-cell table:style-name="Tableau11.B3" office:value-type="string">
            <text:list xml:id="list42266331" text:continue-numbering="true" text:style-name="WW8Num5">
              <text:list-header>
                <text:p text:style-name="P67">SoftCard présente une interface pour demander le code PIN.</text:p>
              </text:list-header>
            </text:list>
          </table:table-cell>
          <table:table-cell table:style-name="Tableau11.C3" office:value-type="string">
            <text:list xml:id="list42281844" text:continue-numbering="true" text:style-name="WW8Num5">
              <text:list-header>
                <text:p text:style-name="P62">Indispensable++</text:p>
              </text:list-header>
            </text:list>
          </table:table-cell>
        </table:table-row>
      </table:table>
      <text:list xml:id="list42277592" text:continue-list="list42269603" text:style-name="WW8Num4">
        <text:list-item>
          <text:h text:style-name="P72" text:outline-level="1">Exigences de qualité</text:h>
        </text:list-item>
      </text:list>
      <text:p text:style-name="Recommandation"/>
      <text:p text:style-name="Recommandation"/>
      <text:p text:style-name="Recommandation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list xml:id="list42257425" text:continue-list="list42281844" text:style-name="WW8Num5">
              <text:list-header>
                <text:p text:style-name="P52">Références</text:p>
              </text:list-header>
            </text:list>
          </table:table-cell>
          <table:table-cell table:style-name="Tableau8.A1" office:value-type="string">
            <text:list xml:id="list42282351" text:continue-numbering="true" text:style-name="WW8Num5">
              <text:list-header>
                <text:p text:style-name="P54">Fonctionnalité</text:p>
              </text:list-header>
            </text:list>
          </table:table-cell>
          <table:table-cell table:style-name="Tableau8.C1" office:value-type="string">
            <text:list xml:id="list42274994" text:continue-numbering="true" text:style-name="WW8Num5">
              <text:list-header>
                <text:p text:style-name="P55">Priorité </text:p>
              </text:list-header>
            </text:list>
          </table:table-cell>
        </table:table-row>
        <table:table-row table:style-name="Tableau8.1">
          <table:table-cell table:style-name="Tableau8.A2" office:value-type="string">
            <text:list xml:id="list42261894" text:continue-numbering="true" text:style-name="WW8Num5">
              <text:list-header>
                <text:p text:style-name="P58">F-FQ-10</text:p>
              </text:list-header>
            </text:list>
          </table:table-cell>
          <table:table-cell table:style-name="Tableau8.B2" office:value-type="string">
            <text:list xml:id="list42282273" text:continue-numbering="true" text:style-name="WW8Num5">
              <text:list-header>
                <text:p text:style-name="P62">Le système est livré à temps</text:p>
              </text:list-header>
            </text:list>
          </table:table-cell>
          <table:table-cell table:style-name="Tableau8.C2" office:value-type="string">
            <text:list xml:id="list42274365" text:continue-numbering="true" text:style-name="WW8Num5">
              <text:list-header>
                <text:p text:style-name="P68">Indispensable</text:p>
              </text:list-header>
            </text:list>
          </table:table-cell>
        </table:table-row>
        <table:table-row table:style-name="Tableau8.1">
          <table:table-cell table:style-name="Tableau8.A3" office:value-type="string">
            <text:list xml:id="list42263701" text:continue-numbering="true" text:style-name="WW8Num5">
              <text:list-header>
                <text:p text:style-name="P58">F-FQ-20</text:p>
              </text:list-header>
            </text:list>
          </table:table-cell>
          <table:table-cell table:style-name="Tableau8.B3" office:value-type="string">
            <text:list xml:id="list42268725" text:continue-numbering="true" text:style-name="WW8Num5">
              <text:list-header>
                <text:p text:style-name="P62">Une documentation de développement est fourni</text:p>
              </text:list-header>
            </text:list>
          </table:table-cell>
          <table:table-cell table:style-name="Tableau8.C3" office:value-type="string">
            <text:list xml:id="list42282572" text:continue-numbering="true" text:style-name="WW8Num5">
              <text:list-header>
                <text:p text:style-name="P68">Indispensable</text:p>
              </text:list-header>
            </text:list>
          </table:table-cell>
        </table:table-row>
        <table:table-row table:style-name="Tableau8.1">
          <table:table-cell table:style-name="Tableau8.A4" office:value-type="string">
            <text:list xml:id="list42261075" text:continue-numbering="true" text:style-name="WW8Num5">
              <text:list-header>
                <text:p text:style-name="P60">F-FQ-30</text:p>
              </text:list-header>
            </text:list>
          </table:table-cell>
          <table:table-cell table:style-name="Tableau8.B4" office:value-type="string">
            <text:list xml:id="list42256330" text:continue-numbering="true" text:style-name="WW8Num5">
              <text:list-header>
                <text:p text:style-name="P69">Le système est adaptable</text:p>
              </text:list-header>
            </text:list>
          </table:table-cell>
          <table:table-cell table:style-name="Tableau8.C4" office:value-type="string">
            <text:list xml:id="list42259833" text:continue-numbering="true" text:style-name="WW8Num5">
              <text:list-header>
                <text:p text:style-name="P69">Important</text:p>
              </text:list-header>
            </text:list>
          </table:table-cell>
        </table:table-row>
      </table:table>
      <text:p text:style-name="Standard"/>
      <text:list xml:id="list42265134" text:continue-list="list42277592" text:style-name="WW8Num4">
        <text:list-item>
          <text:h text:style-name="P72" text:outline-level="1">Exigences de réalisation</text:h>
        </text:list-item>
      </text:list>
      <text:h text:style-name="P71" text:outline-level="1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list xml:id="list42267384" text:continue-list="list42259833" text:style-name="WW8Num5">
              <text:list-header>
                <text:p text:style-name="P52">Nom : C2</text:p>
              </text:list-header>
            </text:list>
          </table:table-cell>
          <table:table-cell table:style-name="Tableau9.A1" office:value-type="string">
            <text:list xml:id="list42255182" text:continue-numbering="true" text:style-name="WW8Num5">
              <text:list-header>
                <text:p text:style-name="P54">Déchiffrement de la clé de message</text:p>
              </text:list-header>
            </text:list>
          </table:table-cell>
          <table:table-cell table:style-name="Tableau9.C1" office:value-type="string">
            <text:list xml:id="list42275804" text:continue-numbering="true" text:style-name="WW8Num5">
              <text:list-header>
                <text:p text:style-name="P55">Priorité</text:p>
              </text:list-header>
            </text:list>
          </table:table-cell>
        </table:table-row>
        <table:table-row table:style-name="Tableau9.2">
          <table:table-cell table:style-name="Tableau9.A2" office:value-type="string">
            <text:list xml:id="list42276974" text:continue-numbering="true" text:style-name="WW8Num5">
              <text:list-header>
                <text:p text:style-name="P60">F-FR-10</text:p>
              </text:list-header>
            </text:list>
          </table:table-cell>
          <table:table-cell table:style-name="Tableau9.B2" office:value-type="string">
            <text:list xml:id="list42284857" text:continue-numbering="true" text:style-name="WW8Num5">
              <text:list-header>
                <text:p text:style-name="P62">Un SDK et un manuel sont fournis</text:p>
              </text:list-header>
            </text:list>
          </table:table-cell>
          <table:table-cell table:style-name="Tableau9.C2" office:value-type="string">
            <text:list xml:id="list42264514" text:continue-numbering="true" text:style-name="WW8Num5">
              <text:list-header>
                <text:p text:style-name="P69">Important</text:p>
              </text:list-header>
            </text:list>
          </table:table-cell>
        </table:table-row>
      </table:table>
      <text:p text:style-name="Recommandation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MRoman10-Bold-Identity-H" svg:font-family="LMRoman10-Bold-Identity-H"/>
    <style:font-face style:name="LMRoman10-Regular-Identity-H" svg:font-family="LMRoman10-Regular-Identity-H"/>
    <style:font-face style:name="LMRomanCaps10-Regular-Identity-H" svg:font-family="LMRomanCaps10-Regular-Identity-H"/>
    <style:font-face style:name="Lohit Hindi1" svg:font-family="'Lohit Hindi'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Wide Latin" fo:font-size="14pt" fo:language="fr" fo:country="FR" fo:font-style="italic" fo:font-weight="bold" style:letter-kerning="true" style:font-name-asian="Times New Roman" style:font-size-asian="14pt" style:font-style-asian="italic" style:font-weight-asian="bold" style:font-name-complex="Wide Latin" style:font-size-complex="14pt" style:language-complex="ar" style:country-complex="SA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orphans="0" fo:widows="0"/>
      <style:text-properties fo:color="#000000" style:font-name="Arial" fo:font-size="12pt" fo:font-style="normal" fo:font-weight="normal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" style:family="paragraph" style:parent-style-name="Standard" style:class="list">
      <style:paragraph-properties fo:margin="100%" fo:margin-left="0.1965in" fo:margin-right="0in" fo:margin-top="0in" fo:margin-bottom="0in" style:contextual-spacing="false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size="18pt" fo:font-style="normal" style:font-size-asian="18pt" style:font-style-asian="normal" style:font-name-complex="Arial" style:font-size-complex="18pt" style:font-style-complex="normal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orphans="0" fo:widows="0" fo:keep-with-next="always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size="12pt" style:font-size-asian="12pt" style:font-name-complex="Arial" style:font-size-complex="12pt"/>
    </style:style>
    <style:style style:name="Heading_20_4" style:display-name="Heading 4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size="12pt" style:font-size-asian="12pt" style:font-name-complex="Arial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1pt" fo:font-style="normal" style:font-size-asian="11pt" style:font-style-asian="normal" style:font-size-complex="11pt" style:font-style-complex="normal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size="10pt" style:font-size-asian="10pt" style:font-name-complex="Arial"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size="10pt" fo:font-style="normal" style:font-size-asian="10pt" style:font-style-asian="normal" style:font-name-complex="Arial" style:font-size-complex="10pt" style:font-style-complex="normal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size="9pt" fo:font-style="normal" style:font-size-asian="9pt" style:font-style-asian="normal" style:font-name-complex="Arial" style:font-size-complex="9pt" style:font-style-complex="normal"/>
    </style:style>
    <style:style style:name="Liste_20_2" style:display-name="Liste 2" style:family="paragraph" style:parent-style-name="Standard">
      <style:paragraph-properties fo:margin="100%" fo:margin-left="0.3929in" fo:margin-right="0in" fo:margin-top="0in" fo:margin-bottom="0in" style:contextual-spacing="false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3" style:display-name="Liste 3" style:family="paragraph" style:parent-style-name="Standard">
      <style:paragraph-properties fo:margin="100%" fo:margin-left="0.5898in" fo:margin-right="0in" fo:margin-top="0in" fo:margin-bottom="0in" style:contextual-spacing="false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à_20_puces_20_2" style:display-name="Liste à puces 2" style:family="paragraph" style:parent-style-name="Standard">
      <style:paragraph-properties fo:margin="100%" fo:margin-left="0.1965in" fo:margin-right="0in" fo:margin-top="0in" fo:margin-bottom="0in" style:contextual-spacing="false" fo:orphans="0" fo:widows="0" fo:text-indent="0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tyle1" style:family="paragraph" style:parent-style-name="Standard" style:list-style-name="WW8Num5">
      <style:paragraph-properties fo:text-align="justify" style:justify-single-word="false"/>
      <style:text-properties fo:color="#000000" style:font-name="Arial" fo:font-size="11pt" fo:font-style="normal" fo:font-weight="normal" style:letter-kerning="true" style:font-size-asian="11pt" style:font-style-asian="normal" style:font-weight-asian="normal" style:font-name-complex="Arial" style:font-size-complex="11pt" style:font-style-complex="normal" style:font-weight-complex="normal"/>
    </style:style>
    <style:style style:name="Chapitre1" style:family="paragraph" style:parent-style-name="Liste_20_2" style:default-outline-level="1">
      <style:paragraph-properties fo:margin="100%" fo:margin-left="0.3929in" fo:margin-right="0in" fo:margin-top="0.1665in" fo:margin-bottom="0in" style:contextual-spacing="false" fo:text-indent="-0.1965in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Chapitre2" style:family="paragraph" style:parent-style-name="Chapitre1" style:default-outline-level="2">
      <style:paragraph-properties fo:margin="100%" fo:margin-left="1.189in" fo:margin-right="0in" fo:margin-top="0.0835in" fo:margin-bottom="0in" style:contextual-spacing="false" fo:text-indent="-0.5in" style:auto-text-indent="false">
        <style:tab-stops>
          <style:tab-stop style:position="1.189in"/>
        </style:tab-stops>
      </style:paragraph-properties>
      <style:text-properties style:text-underline-style="none" fo:font-weight="normal" style:font-weight-asian="normal" style:font-weight-complex="normal"/>
    </style:style>
    <style:style style:name="Recommandation" style:family="paragraph" style:parent-style-name="Liste_20_2" style:list-style-name="">
      <style:paragraph-properties fo:margin="100%" fo:margin-left="0.2957in" fo:margin-right="0in" fo:margin-top="0in" fo:margin-bottom="0in" style:contextual-spacing="false" fo:text-align="justify" style:justify-single-word="false" fo:text-indent="0in" style:auto-text-indent="false"/>
      <style:text-properties fo:color="#0000ff" style:font-name="Arial" fo:font-style="italic" style:font-style-asian="italic" style:font-name-complex="Arial" style:font-style-complex="italic"/>
    </style:style>
    <style:style style:name="flux" style:family="paragraph" style:parent-style-name="Style1" style:list-style-name="">
      <style:paragraph-properties fo:margin="100%" fo:margin-left="0.1972in" fo:margin-right="0in" fo:margin-top="0in" fo:margin-bottom="0in" style:contextual-spacing="false" fo:text-indent="-0.1972in" style:auto-text-indent="false">
        <style:tab-stops>
          <style:tab-stop style:position="0.197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-complex="Times New Roman"/>
    </style:style>
    <style:style style:name="WW8Num5z0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style:font-name-complex="Times New Roma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3929in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189in" fo:text-indent="-0.5in" fo:margin-left="1.189in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1.6811in" fo:text-indent="-0.5in" fo:margin-left="1.6811in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2.4236in" fo:text-indent="-0.75in" fo:margin-left="2.4236in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2.9161in" fo:text-indent="-0.75in" fo:margin-left="2.9161in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3.6583in" fo:text-indent="-1in" fo:margin-left="3.6583in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4.1508in" fo:text-indent="-1in" fo:margin-left="4.1508in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4.8929in" fo:text-indent="-1.25in" fo:margin-left="4.8929in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5.3854in" fo:text-indent="-1.25in" fo:margin-left="5.38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MP2" style:family="paragraph" style:parent-style-name="Header">
      <style:text-properties fo:color="#ff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>
      <style:paragraph-properties fo:text-align="center" style:writing-mode="lr-tb"/>
    </style:style>
    <style:style style:name="MP6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MT1" style:family="text">
      <style:text-properties officeooo:rsid="001ca5dd"/>
    </style:style>
    <style:style style:name="MT2" style:family="text">
      <style:text-properties style:font-name-complex="Wide Latin"/>
    </style:style>
    <style:style style:name="MT3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Mfr1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in" fo:margin-left="0.3937in" fo:margin-right="0.3937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5043in" fo:margin-left="0in" fo:margin-right="0in" fo:margin-top="0.465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5043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ages1" text:anchor-type="char" svg:x="5.4236in" svg:y="0.0209in" svg:width="1.9827in" svg:height="0.5728in" draw:z-index="23"><draw:image xlink:href="Pictures/10000000000001340000005953D24DC3.png" xlink:type="simple" xlink:show="embed" xlink:actuate="onLoad"/></draw:frame>Master 2 SSI - Conduite de Projet</text:p>
        <text:p text:style-name="MP2">S<text:span text:style-name="MT1">martCard</text:span></text:p>
        <text:p text:style-name="MP3">Spécification Technique de Besoin</text:p>
        <text:p text:style-name="MP4"><draw:line text:anchor-type="char" draw:z-index="35" draw:style-name="Mgr1" draw:text-style-name="MP5" svg:x1="0.0382in" svg:y1="0.1016in" svg:x2="7.6425in" svg:y2="0.1016in"><text:p/></draw:line></text:p>
      </style:header>
      <style:footer>
        <text:p text:style-name="MP6"><draw:frame draw:style-name="Mfr2" draw:name="Cadre1" text:anchor-type="paragraph" svg:y="0.0008in" draw:z-index="11"><draw:text-box fo:min-height="0.0228in" fo:min-width="0.0161in"><text:p text:style-name="Footer"><text:span text:style-name="Page_20_Number"><text:span text:style-name="MT2"/></text:span></text:p></draw:text-box></draw:frame><text:span text:style-name="Page_20_Number"><text:span text:style-name="MT3"><text:page-number text:select-page="current">1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des connaissances en </dc:title>
    <meta:initial-creator>GIROUX Patrick</meta:initial-creator>
    <meta:creation-date>2008-11-26T16:26:00</meta:creation-date>
    <dc:date>2013-01-09T22:12:44.75</dc:date>
    <meta:editing-cycles>15</meta:editing-cycles>
    <meta:editing-duration>P2171DT22H38M49S</meta:editing-duration>
    <meta:generator>LibreOffice/3.6$Windows_x86 LibreOffice_project/2ef5aff-a6fb0ff-166bdff-cf087ad-0f1389</meta:generator>
    <meta:document-statistic meta:table-count="14" meta:image-count="1" meta:object-count="0" meta:page-count="12" meta:paragraph-count="293" meta:word-count="1674" meta:character-count="10120" meta:non-whitespace-character-count="8836"/>
    <meta:user-defined meta:name="Info 1"/>
    <meta:user-defined meta:name="Info 2"/>
    <meta:user-defined meta:name="Info 3"/>
    <meta:user-defined meta:name="Info 4"/>
  </office:meta>
</office:document-meta>
</file>